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Pictures/10000000000003E8000001007AC32F19D35DD78D.png" manifest:media-type="image/png"/>
  <manifest:file-entry manifest:full-path="Pictures/1000020000000020000000200BC96461F36BE418.png" manifest:media-type="image/png"/>
  <manifest:file-entry manifest:full-path="Pictures/1000024E00000369000003695ACD3091A068412A.svg" manifest:media-type="image/svg+xml"/>
  <manifest:file-entry manifest:full-path="Pictures/100000FE0000036900000369F227B11B8E0377E0.svg" manifest:media-type="image/svg+xml"/>
  <manifest:file-entry manifest:full-path="Pictures/100002000000000B0000000B2B6F113E8181E9CC.gif" manifest:media-type="image/gif"/>
  <manifest:file-entry manifest:full-path="Pictures/100002000000002000000020DE3E8490DF0DAE50.png" manifest:media-type="image/png"/>
  <manifest:file-entry manifest:full-path="Pictures/1000036A0000036900000369BC9953444F916291.svg" manifest:media-type="image/svg+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2">
  <office:scripts/>
  <office:font-face-decls>
    <style:font-face style:name="OpenSymbol1" svg:font-family="OpenSymbol" style:font-charset="x-symbol"/>
    <style:font-face style:name="OpenSymbol" svg:font-family="OpenSymbol" style:font-adornments="Regular" style:font-charset="x-symbol"/>
    <style:font-face style:name="OpenSymbol2" svg:font-family="OpenSymbol"/>
    <style:font-face style:name="StarSymbol" svg:font-family="Star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automatic-styles>
    <style:style style:name="Table2" style:family="table">
      <style:table-properties style:width="16.702cm" fo:margin-top="0.101cm" fo:margin-bottom="0.199cm" table:align="margins"/>
    </style:style>
    <style:style style:name="Table2.A" style:family="table-column">
      <style:table-column-properties style:column-width="5.652cm" style:rel-column-width="22175*"/>
    </style:style>
    <style:style style:name="Table2.B" style:family="table-column">
      <style:table-column-properties style:column-width="5.514cm" style:rel-column-width="21636*"/>
    </style:style>
    <style:style style:name="Table2.C" style:family="table-column">
      <style:table-column-properties style:column-width="5.537cm" style:rel-column-width="21724*"/>
    </style:style>
    <style:style style:name="Table3" style:family="table">
      <style:table-properties style:width="16.702cm" table:align="margins"/>
    </style:style>
    <style:style style:name="Table3.A" style:family="table-column">
      <style:table-column-properties style:column-width="5.567cm" style:rel-column-width="21845*"/>
    </style:style>
    <style:style style:name="Table3.A1" style:family="table-cell">
      <style:table-cell-properties fo:padding="0cm" fo:border="none"/>
    </style:style>
    <style:style style:name="Table4" style:family="table">
      <style:table-properties style:width="16.715cm" fo:margin-left="0cm" fo:margin-right="-0.012cm" fo:margin-top="0.3cm" fo:margin-bottom="0cm" table:align="margins" fo:background-color="transparent" style:may-break-between-rows="true">
        <style:background-image/>
      </style:table-properties>
    </style:style>
    <style:style style:name="Table4.A" style:family="table-column">
      <style:table-column-properties style:column-width="4.616cm" style:rel-column-width="18101*"/>
    </style:style>
    <style:style style:name="Table4.B" style:family="table-column">
      <style:table-column-properties style:column-width="5.704cm" style:rel-column-width="22368*"/>
    </style:style>
    <style:style style:name="Table4.C" style:family="table-column">
      <style:table-column-properties style:column-width="6.392cm" style:rel-column-width="25066*"/>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4.5" style:family="table-row">
      <style:table-row-properties fo:background-color="transparent" fo:keep-together="always">
        <style:background-image/>
      </style:table-row-properties>
    </style:style>
    <style:style style:name="Table1" style:family="table">
      <style:table-properties style:width="16.701cm" fo:margin-top="0cm" fo:margin-bottom="0.101cm" table:align="left"/>
    </style:style>
    <style:style style:name="Table1.A" style:family="table-column">
      <style:table-column-properties style:column-width="7.504cm"/>
    </style:style>
    <style:style style:name="Table1.B" style:family="table-column">
      <style:table-column-properties style:column-width="9.197cm"/>
    </style:style>
    <style:style style:name="Table1.A1" style:family="table-cell">
      <style:table-cell-properties fo:padding="0cm" fo:border="none"/>
    </style:style>
    <style:style style:name="Table5" style:family="table">
      <style:table-properties style:width="11.904cm" fo:margin-left="1.005cm" fo:margin-right="3.792cm" fo:margin-top="0cm" fo:margin-bottom="0.499cm" table:align="margins"/>
    </style:style>
    <style:style style:name="Table5.A" style:family="table-column">
      <style:table-column-properties style:column-width="2.341cm" style:rel-column-width="12883*"/>
    </style:style>
    <style:style style:name="Table5.B" style:family="table-column">
      <style:table-column-properties style:column-width="2.614cm" style:rel-column-width="14389*"/>
    </style:style>
    <style:style style:name="Table5.C" style:family="table-column">
      <style:table-column-properties style:column-width="2.159cm" style:rel-column-width="11888*"/>
    </style:style>
    <style:style style:name="Table5.E" style:family="table-column">
      <style:table-column-properties style:column-width="2.632cm" style:rel-column-width="14487*"/>
    </style:style>
    <style:style style:name="Table5.A1" style:family="table-cell">
      <style:table-cell-properties fo:background-color="transparent" fo:padding="0cm" fo:border="none">
        <style:background-image/>
      </style:table-cell-properties>
    </style:style>
    <style:style style:name="Table5.5" style:family="table-row">
      <style:table-row-properties style:min-row-height="0.524cm"/>
    </style:style>
    <style:style style:name="Table6" style:family="table">
      <style:table-properties style:width="16.702cm" fo:margin-top="0cm" fo:margin-bottom="0.254cm" table:align="margins"/>
    </style:style>
    <style:style style:name="Table6.A" style:family="table-column">
      <style:table-column-properties style:column-width="8.35cm" style:rel-column-width="32767*"/>
    </style:style>
    <style:style style:name="Table6.B" style:family="table-column">
      <style:table-column-properties style:column-width="8.352cm" style:rel-column-width="32768*"/>
    </style:style>
    <style:style style:name="Table6.A1" style:family="table-cell">
      <style:table-cell-properties fo:padding="0cm" fo:border="none"/>
    </style:style>
    <style:style style:name="Table7" style:family="table">
      <style:table-properties style:width="16.702cm" fo:margin-top="0cm" fo:margin-bottom="0.254cm" table:align="margins"/>
    </style:style>
    <style:style style:name="Table7.A" style:family="table-column">
      <style:table-column-properties style:column-width="8.35cm" style:rel-column-width="32767*"/>
    </style:style>
    <style:style style:name="Table7.B" style:family="table-column">
      <style:table-column-properties style:column-width="8.352cm" style:rel-column-width="32768*"/>
    </style:style>
    <style:style style:name="Table7.A1" style:family="table-cell">
      <style:table-cell-properties fo:padding="0cm" fo:border="none"/>
    </style:style>
    <style:style style:name="Table7.4" style:family="table-row">
      <style:table-row-properties style:min-row-height="0.547cm"/>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Table_20_Heading">
      <style:text-properties fo:font-size="10.5pt" officeooo:paragraph-rsid="0066877d" style:font-size-asian="10.5pt" style:font-size-complex="10.5pt"/>
    </style:style>
    <style:style style:name="P4" style:family="paragraph" style:parent-style-name="Guide_20_Name">
      <style:text-properties fo:language="en" fo:country="US"/>
    </style:style>
    <style:style style:name="P5" style:family="paragraph" style:parent-style-name="Text_20_body">
      <style:text-properties officeooo:paragraph-rsid="0066877d"/>
    </style:style>
    <style:style style:name="P6" style:family="paragraph" style:parent-style-name="Text_20_body">
      <style:text-properties officeooo:rsid="00a87f4d" officeooo:paragraph-rsid="009104b7"/>
    </style:style>
    <style:style style:name="P7" style:family="paragraph" style:parent-style-name="Text_20_body">
      <style:text-properties officeooo:rsid="00d9bf0e" officeooo:paragraph-rsid="009104b7"/>
    </style:style>
    <style:style style:name="P8" style:family="paragraph" style:parent-style-name="Text_20_body">
      <style:text-properties officeooo:paragraph-rsid="009104b7"/>
    </style:style>
    <style:style style:name="P9" style:family="paragraph" style:parent-style-name="Text_20_body">
      <style:text-properties officeooo:rsid="00942306" officeooo:paragraph-rsid="00942306"/>
    </style:style>
    <style:style style:name="P10" style:family="paragraph" style:parent-style-name="Text_20_body">
      <style:text-properties officeooo:paragraph-rsid="0096bb31"/>
    </style:style>
    <style:style style:name="P11" style:family="paragraph" style:parent-style-name="Text_20_body">
      <style:text-properties officeooo:paragraph-rsid="0098643c"/>
    </style:style>
    <style:style style:name="P12" style:family="paragraph" style:parent-style-name="Table_20_Contents">
      <style:text-properties officeooo:paragraph-rsid="0066877d"/>
    </style:style>
    <style:style style:name="P13" style:family="paragraph" style:parent-style-name="Table_20_Contents">
      <style:text-properties officeooo:rsid="009acfc4" officeooo:paragraph-rsid="009acfc4"/>
    </style:style>
    <style:style style:name="P14" style:family="paragraph" style:parent-style-name="Table_20_Contents">
      <style:text-properties officeooo:rsid="009c47a7" officeooo:paragraph-rsid="009c47a7"/>
    </style:style>
    <style:style style:name="P15" style:family="paragraph" style:parent-style-name="Contents_20_1">
      <style:paragraph-properties>
        <style:tab-stops>
          <style:tab-stop style:position="16.702cm" style:type="right" style:leader-style="dotted" style:leader-text="."/>
        </style:tab-stops>
      </style:paragraph-properties>
    </style:style>
    <style:style style:name="P16" style:family="paragraph" style:parent-style-name="Contents_20_2">
      <style:paragraph-properties>
        <style:tab-stops>
          <style:tab-stop style:position="16.203cm" style:type="right" style:leader-style="dotted" style:leader-text="."/>
        </style:tab-stops>
      </style:paragraph-properties>
    </style:style>
    <style:style style:name="P17" style:family="paragraph" style:parent-style-name="Footnote">
      <style:text-properties officeooo:paragraph-rsid="00be688b"/>
    </style:style>
    <style:style style:name="P18" style:family="paragraph" style:parent-style-name="Standard">
      <style:paragraph-properties fo:margin-top="0cm" fo:margin-bottom="0.101cm" loext:contextual-spacing="false" style:writing-mode="page"/>
      <style:text-properties officeooo:paragraph-rsid="009104b7"/>
    </style:style>
    <style:style style:name="P19" style:family="paragraph" style:parent-style-name="Text_20_body_20_indent">
      <style:paragraph-properties fo:margin-top="0cm" fo:margin-bottom="0.101cm" loext:contextual-spacing="false" style:writing-mode="page"/>
      <style:text-properties officeooo:rsid="001f851a" officeooo:paragraph-rsid="009104b7"/>
    </style:style>
    <style:style style:name="P20" style:family="paragraph" style:parent-style-name="Text_20_body_20_indent">
      <style:paragraph-properties fo:margin-top="0cm" fo:margin-bottom="0.101cm" loext:contextual-spacing="false" style:writing-mode="page"/>
      <style:text-properties officeooo:paragraph-rsid="009104b7"/>
    </style:style>
    <style:style style:name="P21" style:family="paragraph" style:parent-style-name="Text_20_Body_20_List_20_Intro">
      <style:text-properties officeooo:paragraph-rsid="009104b7"/>
    </style:style>
    <style:style style:name="P22" style:family="paragraph" style:parent-style-name="Text_20_Note">
      <style:text-properties officeooo:paragraph-rsid="009104b7"/>
    </style:style>
    <style:style style:name="P23" style:family="paragraph" style:parent-style-name="Text_20_body">
      <style:paragraph-properties fo:margin-top="0cm" fo:margin-bottom="0cm" loext:contextual-spacing="false"/>
      <style:text-properties officeooo:paragraph-rsid="009104b7"/>
    </style:style>
    <style:style style:name="P24" style:family="paragraph" style:parent-style-name="Text_20_body_20_indent">
      <style:paragraph-properties fo:margin-top="0cm" fo:margin-bottom="0cm" loext:contextual-spacing="false"/>
      <style:text-properties officeooo:rsid="0028841e" officeooo:paragraph-rsid="009104b7"/>
    </style:style>
    <style:style style:name="P25" style:family="paragraph" style:parent-style-name="Text_20_body_20_indent">
      <style:paragraph-properties fo:margin-top="0cm" fo:margin-bottom="0cm" loext:contextual-spacing="false"/>
      <style:text-properties officeooo:rsid="00ab05ac" officeooo:paragraph-rsid="009104b7"/>
    </style:style>
    <style:style style:name="P26" style:family="paragraph" style:parent-style-name="Text_20_body_20_indent">
      <style:paragraph-properties fo:margin-top="0cm" fo:margin-bottom="0cm" loext:contextual-spacing="false"/>
      <style:text-properties officeooo:paragraph-rsid="009104b7"/>
    </style:style>
    <style:style style:name="P27" style:family="paragraph" style:parent-style-name="Text_20_body_20_indent">
      <style:text-properties officeooo:paragraph-rsid="009104b7"/>
    </style:style>
    <style:style style:name="P28" style:family="paragraph" style:parent-style-name="Text_20_body_20_indent">
      <style:paragraph-properties fo:margin-left="0.499cm" fo:margin-right="0cm" fo:margin-top="0cm" fo:margin-bottom="0.101cm" loext:contextual-spacing="false" fo:text-indent="0cm" style:auto-text-indent="false" style:writing-mode="page"/>
      <style:text-properties officeooo:rsid="001f851a" officeooo:paragraph-rsid="009104b7"/>
    </style:style>
    <style:style style:name="P29" style:family="paragraph" style:parent-style-name="Text_20_body_20_indent">
      <style:paragraph-properties fo:margin-left="0.499cm" fo:margin-right="0cm" fo:margin-top="0cm" fo:margin-bottom="0.101cm" loext:contextual-spacing="false" fo:text-indent="0cm" style:auto-text-indent="false" style:writing-mode="page"/>
      <style:text-properties officeooo:paragraph-rsid="009104b7"/>
    </style:style>
    <style:style style:name="P30" style:family="paragraph" style:parent-style-name="Title">
      <style:text-properties officeooo:paragraph-rsid="009104b7"/>
    </style:style>
    <style:style style:name="P31" style:family="paragraph" style:parent-style-name="Guide_20_Name" style:master-page-name="First_20_Page">
      <style:paragraph-properties style:page-number="auto" fo:break-before="page"/>
      <style:text-properties fo:language="en" fo:country="US"/>
    </style:style>
    <style:style style:name="P32" style:family="paragraph" style:parent-style-name="Contents_20_1">
      <style:paragraph-properties>
        <style:tab-stops>
          <style:tab-stop style:position="16.702cm" style:type="right" style:leader-style="dotted" style:leader-text="."/>
        </style:tab-stops>
      </style:paragraph-properties>
    </style:style>
    <style:style style:name="P33" style:family="paragraph" style:parent-style-name="Contents_20_2">
      <style:paragraph-properties>
        <style:tab-stops>
          <style:tab-stop style:position="16.203cm" style:type="right" style:leader-style="dotted" style:leader-text="."/>
        </style:tab-stops>
      </style:paragraph-properties>
    </style:style>
    <style:style style:name="P34" style:family="paragraph" style:parent-style-name="Heading_20_1">
      <style:text-properties officeooo:paragraph-rsid="009104b7"/>
    </style:style>
    <style:style style:name="P35" style:family="paragraph" style:parent-style-name="Heading_20_1" style:master-page-name="Front_20_Matter">
      <style:paragraph-properties style:page-number="auto"/>
      <style:text-properties fo:language="en" fo:country="US"/>
    </style:style>
    <style:style style:name="P36" style:family="paragraph" style:parent-style-name="Heading_20_1" style:master-page-name="Standard">
      <style:paragraph-properties style:page-number="auto" fo:break-before="auto" fo:break-after="auto"/>
      <style:text-properties fo:language="en" fo:country="US" officeooo:paragraph-rsid="009104b7"/>
    </style:style>
    <style:style style:name="P37" style:family="paragraph" style:parent-style-name="Heading_20_2">
      <style:text-properties officeooo:paragraph-rsid="0066877d"/>
    </style:style>
    <style:style style:name="P38" style:family="paragraph" style:parent-style-name="Heading_20_2">
      <style:text-properties officeooo:paragraph-rsid="009104b7"/>
    </style:style>
    <style:style style:name="P39" style:family="paragraph" style:parent-style-name="Heading_20_Note">
      <style:text-properties officeooo:paragraph-rsid="009104b7"/>
    </style:style>
    <style:style style:name="P40" style:family="paragraph" style:parent-style-name="Heading_20_Note">
      <style:text-properties officeooo:paragraph-rsid="0096bb31"/>
    </style:style>
    <style:style style:name="P41" style:family="paragraph" style:parent-style-name="Heading_20_Tip">
      <style:text-properties officeooo:paragraph-rsid="009104b7"/>
    </style:style>
    <style:style style:name="P42" style:family="paragraph" style:parent-style-name="List_20_1">
      <style:text-properties officeooo:paragraph-rsid="009104b7"/>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fo:language="en" fo:country="US"/>
    </style:style>
    <style:style style:name="T5" style:family="text">
      <style:text-properties fo:language="en" fo:country="US" officeooo:rsid="001f0121"/>
    </style:style>
    <style:style style:name="T6" style:family="text">
      <style:text-properties fo:language="en" fo:country="US" officeooo:rsid="01095930"/>
    </style:style>
    <style:style style:name="T7" style:family="text">
      <style:text-properties fo:language="en" fo:country="US" officeooo:rsid="00b9d64e"/>
    </style:style>
    <style:style style:name="T8" style:family="text">
      <style:text-properties style:font-name="Times New Roman"/>
    </style:style>
    <style:style style:name="T9" style:family="text">
      <style:text-properties officeooo:rsid="004ff219"/>
    </style:style>
    <style:style style:name="T10" style:family="text">
      <style:text-properties style:font-name="Liberation Sans4" fo:font-size="11pt" officeooo:rsid="0064d723" style:font-size-asian="10.5pt"/>
    </style:style>
    <style:style style:name="T11" style:family="text">
      <style:text-properties style:font-name="Liberation Sans4" fo:font-size="11pt" officeooo:rsid="00fd74fb" style:font-size-asian="10.5pt"/>
    </style:style>
    <style:style style:name="T12" style:family="text">
      <style:text-properties style:font-name="Liberation Sans4" fo:font-size="11pt" officeooo:rsid="001f851a" style:font-size-asian="10.5pt"/>
    </style:style>
    <style:style style:name="T13" style:family="text">
      <style:text-properties style:font-name="Liberation Sans4" fo:font-size="11pt" officeooo:rsid="00fdb33c" style:font-size-asian="10.5pt"/>
    </style:style>
    <style:style style:name="T14" style:family="text">
      <style:text-properties style:font-name="Liberation Sans4" fo:font-size="11pt" officeooo:rsid="00ff7e37" style:font-size-asian="10.5pt"/>
    </style:style>
    <style:style style:name="T15" style:family="text">
      <style:text-properties style:font-name="Liberation Sans4" fo:font-size="11pt" officeooo:rsid="01036a6f" style:font-size-asian="10.5pt"/>
    </style:style>
    <style:style style:name="T16" style:family="text">
      <style:text-properties style:font-name="Liberation Sans4" fo:font-size="11pt" officeooo:rsid="009c47a7" style:font-size-asian="10.5pt"/>
    </style:style>
    <style:style style:name="T17" style:family="text">
      <style:text-properties style:font-name="Liberation Sans4" fo:font-size="11pt" officeooo:rsid="00a22746" style:font-size-asian="10.5pt" style:font-weight-asian="normal" style:font-weight-complex="normal"/>
    </style:style>
    <style:style style:name="T18" style:family="text">
      <style:text-properties officeooo:rsid="00728049"/>
    </style:style>
    <style:style style:name="T19" style:family="text">
      <style:text-properties officeooo:rsid="007f8897"/>
    </style:style>
    <style:style style:name="T20" style:family="text">
      <style:text-properties officeooo:rsid="0080ccd4"/>
    </style:style>
    <style:style style:name="T21" style:family="text">
      <style:text-properties fo:color="#000000" loext:opacity="100%" style:font-name="Liberation Sans2" fo:font-size="32pt" fo:font-style="italic" fo:font-weight="normal" officeooo:rsid="009104b7" style:font-name-asian="Noto Sans Mono CJK JP" style:font-size-asian="18pt" style:font-weight-asian="bold" style:font-name-complex="Noto Sans" style:font-size-complex="18pt" style:font-weight-complex="bold"/>
    </style:style>
    <style:style style:name="T22" style:family="text">
      <style:text-properties officeooo:rsid="01095930"/>
    </style:style>
    <style:style style:name="T23" style:family="text">
      <style:text-properties officeooo:rsid="010b850e"/>
    </style:style>
    <style:style style:name="T24" style:family="text">
      <style:text-properties officeooo:rsid="00fd74fb"/>
    </style:style>
    <style:style style:name="T25" style:family="text">
      <style:text-properties officeooo:rsid="010de9e6"/>
    </style:style>
    <style:style style:name="T26" style:family="text">
      <style:text-properties officeooo:rsid="0105a17c"/>
    </style:style>
    <style:style style:name="T27" style:family="text">
      <style:text-properties officeooo:rsid="00fdb33c"/>
    </style:style>
    <style:style style:name="T28" style:family="text">
      <style:text-properties officeooo:rsid="01060a0f"/>
    </style:style>
    <style:style style:name="T29" style:family="text">
      <style:text-properties officeooo:rsid="00be688b"/>
    </style:style>
    <style:style style:name="T30" style:family="text">
      <style:text-properties officeooo:rsid="00ff7e37"/>
    </style:style>
    <style:style style:name="T31" style:family="text">
      <style:text-properties officeooo:rsid="0108c6fa"/>
    </style:style>
    <style:style style:name="T32" style:family="text">
      <style:text-properties officeooo:rsid="01017048"/>
    </style:style>
    <style:style style:name="T33" style:family="text">
      <style:text-properties officeooo:rsid="01032722"/>
    </style:style>
    <style:style style:name="T34" style:family="text">
      <style:text-properties officeooo:rsid="001f851a"/>
    </style:style>
    <style:style style:name="T35" style:family="text">
      <style:text-properties officeooo:rsid="01036a6f"/>
    </style:style>
    <style:style style:name="T36" style:family="text">
      <style:text-properties officeooo:rsid="0109b535"/>
    </style:style>
    <style:style style:name="T37" style:family="text">
      <style:text-properties officeooo:rsid="0092faee"/>
    </style:style>
    <style:style style:name="T38" style:family="text">
      <style:text-properties officeooo:rsid="00942306"/>
    </style:style>
    <style:style style:name="T39" style:family="text">
      <style:text-properties fo:color="#18a303" loext:opacity="100%" style:font-name="Liberation Sans3" fo:font-size="14pt" fo:font-style="normal" fo:font-weight="bold" officeooo:rsid="00942306" style:font-name-asian="Noto Sans Mono CJK JP" style:font-size-asian="10.5pt" style:font-style-asian="italic" style:font-weight-asian="normal" style:font-name-complex="Noto Sans" style:font-size-complex="14pt" style:font-style-complex="italic" style:font-weight-complex="normal"/>
    </style:style>
    <style:style style:name="T40" style:family="text">
      <style:text-properties officeooo:rsid="0096bb31"/>
    </style:style>
    <style:style style:name="T41" style:family="text">
      <style:text-properties officeooo:rsid="0098643c"/>
    </style:style>
    <style:style style:name="T42" style:family="text">
      <style:text-properties officeooo:rsid="00987ac3"/>
    </style:style>
    <style:style style:name="T43" style:family="text">
      <style:text-properties officeooo:rsid="00a38a3b"/>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draw:frame draw:style-name="fr1" draw:name="Image1" text:anchor-type="as-char" svg:width="14cm" svg:height="3.581cm" draw:z-index="0"><draw:image xlink:href="Pictures/10000000000003E8000001007AC32F19D35DD78D.png" xlink:type="simple" xlink:show="embed" xlink:actuate="onLoad" loext:mime-type="image/png"/></draw:frame></text:p>
      <text:p text:style-name="P4"><text:user-defined style:data-style-name="N0" text:name="Guide Name">Začínáme s programem LibreOffice</text:user-defined></text:p>
      <text:p text:style-name="P30">Appendix B <text:line-break/>Otevřený software, otevřené standardy, OpenDocument</text:p>
      <text:p text:style-name="Subtitle"/>
      <text:section text:style-name="Sect1" text:name="Section1" text:condition="ooow:book eq 1" text:display="condition">
        <text:h text:style-name="P35" text:outline-level="1"><text:bookmark-start text:name="__RefHeading__5636_1566568644"/>Autorská práva<text:bookmark-end text:name="__RefHeading__5636_1566568644"/></text:h>
        <text:p text:style-name="Text_20_body">Tento dokument je duševním vlastnictvím skupiny LibreOffice Documentation Team, © <text:creation-date style:data-style-name="N109">2020</text:creation-date><text:s/>. Přispěvatelé jsou uvedeni níže. Tento dokument je možné distribuovat nebo upravovat podle podmínek GNU General Public License (<text:a xlink:type="simple" xlink:href="https://www.gnu.org/licenses/gpl.html" text:style-name="Internet_20_link" text:visited-style-name="Visited_20_Internet_20_Link">https://www.gnu.org/licenses/gpl.html</text:a>) verze 3 a novější nebo podle Creative Commons Attribution License (<text:a xlink:type="simple" xlink:href="https://creativecommons.org/licenses/by/4.0/" text:style-name="Internet_20_link" text:visited-style-name="Visited_20_Internet_20_Link">https://creativecommons.org/licenses/by/4.0/</text:a>) verze 4.0 a novější.</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Text_20_body"><text:bookmark-start text:name="__RefHeading___Toc1847_1473846649"/><text:span text:style-name="Strong_20_Emphasis">Pro toto vydání</text:span><text:bookmark-end text:name="__RefHeading___Toc1847_1473846649"/></text:p>
        <table:table table:name="Table2" table:style-name="Table2">
          <table:table-column table:style-name="Table2.A"/>
          <table:table-column table:style-name="Table2.B"/>
          <table:table-column table:style-name="Table2.C"/>
          <table:table-row table:style-name="TableLine105553295096320">
            <table:table-cell table:style-name="TableBox105553295092224" office:value-type="string">
              <text:p text:style-name="Table_20_Contents">Jean Hollis Weber</text:p>
            </table:table-cell>
            <table:table-cell table:style-name="TableBox105553295097344" office:value-type="string">
              <text:p text:style-name="P13">Kees Kriek</text:p>
            </table:table-cell>
            <table:table-cell table:style-name="TableBox105553295092480" office:value-type="string">
              <text:p text:style-name="P14">Rafael Lima</text:p>
            </table:table-cell>
          </table:table-row>
        </table:table>
        <text:p text:style-name="Text_20_body"><text:bookmark-start text:name="__RefHeading___Toc28529_3211575895"/><text:span text:style-name="Strong_20_Emphasis">Pro předchozí vydání</text:span><text:bookmark-end text:name="__RefHeading___Toc28529_3211575895"/></text:p>
        <table:table table:name="Table3" table:style-name="Table3">
          <table:table-column table:style-name="Table3.A" table:number-columns-repeated="3"/>
          <table:table-row table:style-name="TableLine105553295087872">
            <table:table-cell table:style-name="Table3.A1" office:value-type="string">
              <text:p text:style-name="Table_20_Contents">Jean Hollis Weber</text:p>
            </table:table-cell>
            <table:table-cell table:style-name="Table3.A1" office:value-type="string">
              <text:p text:style-name="Table_20_Contents">Steve Fanning</text:p>
            </table:table-cell>
            <table:table-cell table:style-name="Table3.A1" office:value-type="string">
              <text:p text:style-name="Table_20_Contents">Kees Kriek</text:p>
            </table:table-cell>
          </table:table-row>
          <table:table-row table:style-name="TableLine105553295093248">
            <table:table-cell table:style-name="Table3.A1" office:value-type="string">
              <text:p text:style-name="Table_20_Contents">Olivier Hallot</text:p>
            </table:table-cell>
            <table:table-cell table:style-name="Table3.A1" office:value-type="string">
              <text:p text:style-name="Table_20_Contents">Valerii Goncharuk</text:p>
            </table:table-cell>
            <table:table-cell table:style-name="Table3.A1" office:value-type="string">
              <text:p text:style-name="Table_20_Contents">Jean Hollis Weber</text:p>
            </table:table-cell>
          </table:table-row>
          <table:table-row table:style-name="TableLine105553295096064">
            <table:table-cell table:style-name="Table3.A1" office:value-type="string">
              <text:p text:style-name="Table_20_Contents">Dave Barton</text:p>
            </table:table-cell>
            <table:table-cell table:style-name="Table3.A1" office:value-type="string">
              <text:p text:style-name="Table_20_Contents">Andrew Jensen</text:p>
            </table:table-cell>
            <table:table-cell table:style-name="Table3.A1" office:value-type="string">
              <text:p text:style-name="Table_20_Contents">Peter Schofield</text:p>
            </table:table-cell>
          </table:table-row>
        </table:table>
        <text:h text:style-name="Heading_20_2" text:outline-level="2"><text:bookmark-start text:name="__RefHeading___Toc4648_402817234"/>Zpětná vazba<text:bookmark-end text:name="__RefHeading___Toc4648_402817234"/></text:h>
        <text:p text:style-name="Text_20_body">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3914420508" text:style-name="Heading_20_Note">
          <text:list-item>
            <text:p text:style-name="Heading_20_Note">Poznámka</text:p>
          </text:list-item>
        </text:list>
        <text:p text:style-name="Text_20_Note">Vše, co do e-mailové konference pošlete, včetně e-mailové adresy a dalších osobních informací uvedených ve zprávě, bude veřejně viditelné bez možnosti smazání.</text:p>
        <text:h text:style-name="Heading_20_2" text:outline-level="2"><text:bookmark-start text:name="__RefHeading__5644_1566568644"/>Datum vydání a verze programu<text:bookmark-end text:name="__RefHeading__5644_1566568644"/></text:h>
        <text:p text:style-name="P5">Published January <text:date style:data-style-name="N109" text:date-value="2021-01-16T10:51:06.189647535" text:fixed="true">2021</text:date>. Based on LibreOffice <text:user-defined style:data-style-name="N0" text:name="LibreOffive Version">7.0</text:user-defined>.</text:p>
        <text:h text:style-name="P37" text:outline-level="2"><text:bookmark-start text:name="__RefHeading___Toc8004_2711369127"/>Používání LibreOffice na systému macOS<text:bookmark-end text:name="__RefHeading___Toc8004_2711369127"/></text:h>
        <text:p text:style-name="P5">Některé klávesové zkratky a položky nabídek jsou v systému macOS jiné než v systémech Windows a Linux. V následující tabulce jsou uvedeny nejdůležitější rozdíly, které se týkají informací v tomto dokumentu. For a detailed list, see the application Help.</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3">Windows nebo Linux</text:p>
            </table:table-cell>
            <table:table-cell table:style-name="Table4.A1" office:value-type="string">
              <text:p text:style-name="P3">Ekvivalent pro macOS</text:p>
            </table:table-cell>
            <table:table-cell table:style-name="Table4.A1" office:value-type="string">
              <text:p text:style-name="P3">Akce</text:p>
            </table:table-cell>
          </table:table-row>
          <table:table-row table:style-name="Table4.1">
            <table:table-cell table:style-name="Table4.A2" office:value-type="string">
              <text:p text:style-name="P12"><text:span text:style-name="Strong_20_Emphasis">Nástroje &gt; Možnosti…</text:span> <text:line-break/>výběr nabídky</text:p>
            </table:table-cell>
            <table:table-cell table:style-name="Table4.B2" office:value-type="string">
              <text:p text:style-name="P12"><text:span text:style-name="Strong_20_Emphasis">LibreOffice &gt; Předvolby</text:span></text:p>
            </table:table-cell>
            <table:table-cell table:style-name="Table4.B2" office:value-type="string">
              <text:p text:style-name="P12">Otevřou se možnosti nastavení</text:p>
            </table:table-cell>
          </table:table-row>
          <table:table-row table:style-name="Table4.1">
            <table:table-cell table:style-name="Table4.A2" office:value-type="string">
              <text:p text:style-name="P12">Klepnutí pravým tlačítkem</text:p>
            </table:table-cell>
            <table:table-cell table:style-name="Table4.A2" office:value-type="string">
              <text:p text:style-name="P12"><text:span text:style-name="Keystroke">Control</text:span> + klepnutí nebo klepnutí pravým tlačítkem v závislosti na nastavení počítače</text:p>
            </table:table-cell>
            <table:table-cell table:style-name="Table4.B2" office:value-type="string">
              <text:p text:style-name="P12">Otevře se místní nabídka</text:p>
            </table:table-cell>
          </table:table-row>
          <table:table-row table:style-name="Table4.1">
            <table:table-cell table:style-name="Table4.A2" office:value-type="string">
              <text:p text:style-name="P12"><text:span text:style-name="Keystroke">Ctrl</text:span> (Control)</text:p>
            </table:table-cell>
            <table:table-cell table:style-name="Table4.A2" office:value-type="string">
              <text:p text:style-name="P12"><text:span text:style-name="Keystroke"> ⌘</text:span> (Command)</text:p>
            </table:table-cell>
            <table:table-cell table:style-name="Table4.A2" office:value-type="string">
              <text:p text:style-name="P12">Používá se také s dalšími klávesami</text:p>
            </table:table-cell>
          </table:table-row>
          <table:table-row table:style-name="Table4.5">
            <table:table-cell table:style-name="Table4.A2" office:value-type="string">
              <text:p text:style-name="P12"><text:span text:style-name="Keystroke">F11</text:span></text:p>
            </table:table-cell>
            <table:table-cell table:style-name="Table4.A2" office:value-type="string">
              <text:p text:style-name="P12"><text:span text:style-name="Keystroke">⌘</text:span> + <text:span text:style-name="Keystroke">T</text:span></text:p>
            </table:table-cell>
            <table:table-cell table:style-name="Table4.A2" office:value-type="string">
              <text:p text:style-name="P12">Open the Styles deck in the Sidebar</text:p>
            </table:table-cell>
          </table:table-row>
        </table:table>
        <text:p text:style-name="P5"/>
        <text:table-of-content text:style-name="Sect1" text:protected="true" text:name="Table of Contents2">
          <text:table-of-content-source text:outline-level="3" text:use-index-marks="false">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Obsah</text:p>
            </text:index-title>
            <text:p text:style-name="P32"><text:a xlink:type="simple" xlink:href="#__RefHeading__5636_1566568644" text:style-name="Index_20_Link" text:visited-style-name="Index_20_Link">Autorská práva<text:tab/>2</text:a></text:p>
            <text:p text:style-name="P33"><text:a xlink:type="simple" xlink:href="#__RefHeading__5638_1566568644" text:style-name="Index_20_Link" text:visited-style-name="Index_20_Link">Přispěvatelé<text:tab/>2</text:a></text:p>
            <text:p text:style-name="P33"><text:a xlink:type="simple" xlink:href="#__RefHeading___Toc4648_402817234" text:style-name="Index_20_Link" text:visited-style-name="Index_20_Link">Zpětná vazba<text:tab/>2</text:a></text:p>
            <text:p text:style-name="P33"><text:a xlink:type="simple" xlink:href="#__RefHeading__5644_1566568644" text:style-name="Index_20_Link" text:visited-style-name="Index_20_Link">Datum vydání a verze programu<text:tab/>2</text:a></text:p>
            <text:p text:style-name="P33"><text:a xlink:type="simple" xlink:href="#__RefHeading___Toc8004_2711369127" text:style-name="Index_20_Link" text:visited-style-name="Index_20_Link">Používání LibreOffice na systému macOS<text:tab/>2</text:a></text:p>
            <text:p text:style-name="P32"><text:a xlink:type="simple" xlink:href="#__RefHeading___Toc1331_4256543436" text:style-name="Index_20_Link" text:visited-style-name="Index_20_Link">Úvod<text:tab/>4</text:a></text:p>
            <text:p text:style-name="P32"><text:a xlink:type="simple" xlink:href="#__RefHeading__182218_780470623" text:style-name="Index_20_Link" text:visited-style-name="Index_20_Link">Krátká historie LibreOffice<text:tab/>4</text:a></text:p>
            <text:p text:style-name="P32"><text:a xlink:type="simple" xlink:href="#__RefHeading__182220_780470623" text:style-name="Index_20_Link" text:visited-style-name="Index_20_Link">Komunita LibreOffice<text:tab/>4</text:a></text:p>
            <text:p text:style-name="P32"><text:a xlink:type="simple" xlink:href="#__RefHeading___Toc63528_3319712367" text:style-name="Index_20_Link" text:visited-style-name="Index_20_Link">Jakou licenci LibreOffice používá?<text:tab/>5</text:a></text:p>
            <text:p text:style-name="P32"><text:a xlink:type="simple" xlink:href="#__RefHeading__182224_780470623" text:style-name="Index_20_Link" text:visited-style-name="Index_20_Link">What is open source?<text:tab/>5</text:a></text:p>
            <text:p text:style-name="P32"><text:a xlink:type="simple" xlink:href="#__RefHeading__3272_1372004992" text:style-name="Index_20_Link" text:visited-style-name="Index_20_Link">What are open standards?<text:tab/>5</text:a></text:p>
            <text:p text:style-name="P32"><text:a xlink:type="simple" xlink:href="#__RefHeading__182226_780470623" text:style-name="Index_20_Link" text:visited-style-name="Index_20_Link">Co je OpenDocument?<text:tab/>5</text:a></text:p>
            <text:p text:style-name="P33"><text:a xlink:type="simple" xlink:href="#__RefHeading__3274_1372004992" text:style-name="Index_20_Link" text:visited-style-name="Index_20_Link">Přípony souborů formátu ODF<text:tab/>6</text:a></text:p>
            <text:p text:style-name="P32"><text:a xlink:type="simple" xlink:href="#__RefHeading__5835_1372004992" text:style-name="Index_20_Link" text:visited-style-name="Index_20_Link">Formáty souborů, které LibreOffice dokáže otevírat<text:tab/>6</text:a></text:p>
            <text:p text:style-name="P33"><text:a xlink:type="simple" xlink:href="#__RefHeading__182230_780470623" text:style-name="Index_20_Link" text:visited-style-name="Index_20_Link">Otevírání textových dokumentů<text:tab/>6</text:a></text:p>
            <text:p text:style-name="P33"><text:a xlink:type="simple" xlink:href="#__RefHeading__182232_780470623" text:style-name="Index_20_Link" text:visited-style-name="Index_20_Link">Otevírání tabulkových sešitů<text:tab/>7</text:a></text:p>
            <text:p text:style-name="P33"><text:a xlink:type="simple" xlink:href="#__RefHeading__182234_780470623" text:style-name="Index_20_Link" text:visited-style-name="Index_20_Link">Otevírání prezentací<text:tab/>7</text:a></text:p>
            <text:p text:style-name="P33"><text:a xlink:type="simple" xlink:href="#__RefHeading__182236_780470623" text:style-name="Index_20_Link" text:visited-style-name="Index_20_Link">Otevírání grafických souborů<text:tab/>7</text:a></text:p>
            <text:p text:style-name="P33"><text:a xlink:type="simple" xlink:href="#__RefHeading__182238_780470623" text:style-name="Index_20_Link" text:visited-style-name="Index_20_Link">Otevírání souborů se vzorci<text:tab/>8</text:a></text:p>
            <text:p text:style-name="P32"><text:a xlink:type="simple" xlink:href="#__RefHeading__182240_780470623" text:style-name="Index_20_Link" text:visited-style-name="Index_20_Link">Formáty souborů, které LibreOffice dokáže zapisovat<text:tab/>8</text:a></text:p>
            <text:p text:style-name="P33"><text:a xlink:type="simple" xlink:href="#__RefHeading__182242_780470623" text:style-name="Index_20_Link" text:visited-style-name="Index_20_Link">Ukládání textových dokumentů<text:tab/>8</text:a></text:p>
            <text:p text:style-name="P33"><text:a xlink:type="simple" xlink:href="#__RefHeading__182244_780470623" text:style-name="Index_20_Link" text:visited-style-name="Index_20_Link">Ukládání tabulkových souborů<text:tab/>8</text:a></text:p>
            <text:p text:style-name="P33"><text:a xlink:type="simple" xlink:href="#__RefHeading__182246_780470623" text:style-name="Index_20_Link" text:visited-style-name="Index_20_Link">Ukládání prezentací<text:tab/>9</text:a></text:p>
            <text:p text:style-name="P33"><text:a xlink:type="simple" xlink:href="#__RefHeading__182248_780470623" text:style-name="Index_20_Link" text:visited-style-name="Index_20_Link">Ukládání kreseb<text:tab/>9</text:a></text:p>
            <text:p text:style-name="P33"><text:a xlink:type="simple" xlink:href="#__RefHeading__182250_780470623" text:style-name="Index_20_Link" text:visited-style-name="Index_20_Link">Saving Writer/Web </text:a><text:a xlink:type="simple" xlink:href="#__RefHeading__182250_780470623" text:style-name="Index_20_Link" text:visited-style-name="Index_20_Link">document</text:a><text:a xlink:type="simple" xlink:href="#__RefHeading__182250_780470623" text:style-name="Index_20_Link" text:visited-style-name="Index_20_Link">s<text:tab/>9</text:a></text:p>
            <text:p text:style-name="P32"><text:a xlink:type="simple" xlink:href="#__RefHeading__184177_780470623" text:style-name="Index_20_Link" text:visited-style-name="Index_20_Link">Export do jiných formátů<text:tab/>9</text:a></text:p>
          </text:index-body>
        </text:table-of-content>
        <text:p text:style-name="P5"/>
      </text:section>
      <text:h text:style-name="P36" text:outline-level="1"><text:bookmark-start text:name="__RefHeading___Toc1331_4256543436"/>Úvod<text:bookmark-end text:name="__RefHeading___Toc1331_4256543436"/></text:h>
      <text:p text:style-name="P8">LibreOffice je kancelářský balík, který je kompatibilní s většinou nejrozšířenějších kancelářských balíků a je dostupný na různých platformách. Je to otevřený software, a proto se dá volně stáhnout, používat a šířit. Tato příloha obsahuje informace o jeho historii, jeho komunitě a některých technických vlastnostech.</text:p>
      <text:h text:style-name="P34" text:outline-level="1"><text:bookmark-start text:name="__RefHeading__182218_780470623"/>A short <text:alphabetical-index-mark text:string-value="history of LibreOffice "/>history of LibreOffice<text:bookmark-end text:name="__RefHeading__182218_780470623"/></text:h>
      <text:p text:style-name="P8">Projekt OpenOffice.org, z něhož vznikl LibreOffice, začal, když společnost <text:alphabetical-index-mark text:string-value="Sun Microsystems "/> Sun Microsystems 13. října 2000 uvolnila pro komunitu zdrojový kód svého produktu StarOffice®. Produkt OpenOffice.org 1.0 byl vydán 30. dubna 2002. Později byly vydány i aktualizované verze - verze 2.0 v říjnu 2005 a verze 3.0 v říjnu 2008. 26. ledna 2010 byla společnost Sun Microsystems převzata společností Oracle Corporation.</text:p>
      <text:p text:style-name="P8">On September 28, 2010, the community of volunteers who develop and promote OpenOffice.org announced a major change in project structure. Po deseti letech růstu za pomoci společnosti Sun Microsystems, která projekt také založila, byla na jeho základě založena nová nezávislá nadace s názvem The Document Foundation, aby naplnila slib nezávislosti, který byl součástí původních stanov. Tato nadace se stala základním kamenem nového ekosystému, v němž jednotlivci a organizace mohou spolupracovat na vývoji a současně mohou čerpat výhody z volně dostupného svobodného kancelářského balíku.</text:p>
      <text:p text:style-name="P8">Název chráněný obchodní známkou OpenOffice se nepodařilo od společnosti Oracle získat, proto společnost The Document Foundation pojmenovala svůj produkt názvem LibreOffice. Continuing the version numbers from OpenOffice.org, LibreOffice 3.3 was released in January 2011 and version 7.0 was released in August 2020.</text:p>
      <text:p text:style-name="P8">V únoru 2012 byla The Document Foundation zaregistrována jako německá nadace. You can read more about The Document Foundation at: <text:a xlink:type="simple" xlink:href="https://www.documentfoundation.org/" text:style-name="Internet_20_link" text:visited-style-name="Visited_20_Internet_20_Link">www.documentfoundation.org</text:a><text:span text:style-name="Internet_20_link">.</text:span></text:p>
      <text:h text:style-name="P34" text:outline-level="1"><text:bookmark-start text:name="__RefHeading__182220_780470623"/>Komunita LibreOffice<text:bookmark-end text:name="__RefHeading__182220_780470623"/></text:h>
      <text:p text:style-name="P8">Úlohou nadace Document Foundation je:</text:p>
      <text:p text:style-name="P27">„… přetransformování komunity OpenOffice.org do nové otevřené a nezávislé meritokratické organizační struktury. Nezávislá nadace se lépe shoduje s hodnotami přispěvatelů, uživatelů a podporovatelů a umožní vytvořit účinnější a transparentnější komunitu přístupnou všem. Budeme chránit dřívější investice tím, že budeme stavět na úspěších předchozího desetiletí, podporovat širokou účast v komunitě a koordinovat aktivity komunity.“</text:p>
      <text:p text:style-name="P8">Some of our corporate supporters include GNOME Foundation, Google, Red Hat, and Collabora. Kromě toho se k našemu projektu vytvoření nejlepšího možného kancelářského balíku dostupného pro všechny přidalo více než 450.000 lidí z celého světa. Toto je podstata komunity kolem „otevřeného softwaru“!</text:p>
      <text:p text:style-name="P8">Díky své licenci otevřeného softwaru může být LibreOffice kancelářským balíkem dostupným pro každého a kdekoliv, a to pro osobní, tak i komerční účely. Software je přeložen do mnoha jazyků včetně českého jazyka a lze jej spustit ve všech hlavních operačních systémech. Nová funkce do něj může být přidána formou rozšíření.</text:p>
      <text:p text:style-name="P8">Komunita LibreOffice zve přispěvatele ze všech oblastí včetně překladatelů, softwarových vývojářů, grafiků, tvůrců technické dokumentace, redaktorů článků, sponzorů a lidí poskytujících podporu pro uživatele. Do LibreOffice můžete přispět mnoha způsoby podle vlastního zájmu. Komunita je díky internetu aktivní mezinárodně, ve všech časových pásmech a v mnoha jazycích na stránkách <text:a xlink:type="simple" xlink:href="https://www.libreoffice.org/" text:style-name="Internet_20_link" text:visited-style-name="Visited_20_Internet_20_Link"><text:span text:style-name="Internet_20_link">www.libreoffice.org</text:span></text:a> a <text:a xlink:type="simple" xlink:href="https://www.documentfoundation.org/" text:style-name="Internet_20_link" text:visited-style-name="Visited_20_Internet_20_Link"><text:span text:style-name="Internet_20_link">www.documentfoundation.org</text:span></text:a>.</text:p>
      <text:h text:style-name="P34" text:outline-level="1"><text:bookmark-start text:name="__RefHeading___Toc63528_3319712367"/><text:bookmark-start text:name="__DdeLink__973_1511919030"/><text:soft-page-break/>Jakou licenci LibreOffice používá?<text:bookmark-end text:name="__RefHeading___Toc63528_3319712367"/></text:h>
      <text:p text:style-name="P8">LibreOffice is distributed under both the Mozilla Public License (MPL) 2.0 (<text:a xlink:type="simple" xlink:href="https://www.libreoffice.org/about-us/licenses/" text:style-name="Internet_20_link" text:visited-style-name="Visited_20_Internet_20_Link"><text:span text:style-name="Internet_20_link">www.libreoffice.org/about-us/licenses/</text:span></text:a>) and the GNU Lesser General Public License (LGPL) 3.0+ (<text:a xlink:type="simple" xlink:href="https://www.gnu.org/licenses/lgpl-3.0.en.html" text:style-name="Internet_20_link" text:visited-style-name="Visited_20_Internet_20_Link"><text:span text:style-name="Internet_20_link">www.gnu.org/licenses/lgpl-3.0.en.</text:span></text:a><text:a xlink:type="simple" xlink:href="https://www.gnu.org/licenses/lgpl-3.0.en.html" text:style-name="Internet_20_link" text:visited-style-name="Visited_20_Internet_20_Link"><text:span text:style-name="Internet_20_link">html</text:span></text:a>).</text:p>
      <text:h text:style-name="P34" text:outline-level="1"><text:bookmark-start text:name="__RefHeading__182224_780470623"/>What is open source?<text:bookmark-end text:name="__RefHeading__182224_780470623"/></text:h>
      <text:p text:style-name="P21">Čtyři základní práva spojená s otevřeným softwarem byla poprvé formulována licencí GNU General Public License (GPL), kterou vytvořila Free Software Foundation:<text:bookmark-end text:name="__DdeLink__973_1511919030"/></text:p>
      <text:list xml:id="list2235620623" text:style-name="List_20_1">
        <text:list-item text:start-value="1">
          <text:p text:style-name="P42">Právo použít software pro jakýkoliv účel.</text:p>
        </text:list-item>
        <text:list-item>
          <text:p text:style-name="P42">Právo volného šíření softwaru buď zdarma, nebo za poplatek.</text:p>
        </text:list-item>
        <text:list-item>
          <text:p text:style-name="P42">Právo na přístup k úplnému zdrojovému kódu programu.</text:p>
        </text:list-item>
        <text:list-item>
          <text:p text:style-name="P42">Právo měnit kteroukoliv část zdrojového kódu nebo použít jeho části v jiných programech.</text:p>
        </text:list-item>
      </text:list>
      <text:p text:style-name="P8">Základní myšlenka otevřeného softwaru je velmi jednoduchá: Když uživatelé získají právo číst, šířit a upravovat zdrojový kód softwaru, bude se tento software vyvíjet. Uživatelé ho budou zlepšovat, přizpůsobovat a opravovat v něm chyby.</text:p>
      <text:p text:style-name="P8">Více informací o svobodném a otevřeném softwaru se nachází na stránkách:</text:p>
      <text:p text:style-name="P8"><text:alphabetical-index-mark text:string-value="Open Source Initiative (OSI) "/>Open Source Initiative (OSI): <text:a xlink:type="simple" xlink:href="https://www.opensource.org/" text:style-name="Internet_20_link" text:visited-style-name="Visited_20_Internet_20_Link"><text:span text:style-name="Internet_20_link">www.opensource.org</text:span></text:a></text:p>
      <text:p text:style-name="P8"><text:alphabetical-index-mark text:string-value="Free Software Foundation (FSF) "/>Free Software Foundation (FSF):<text:span text:style-name="Internet_20_link"> </text:span><text:a xlink:type="simple" xlink:href="https://www.fsf.org/" text:style-name="Internet_20_link" text:visited-style-name="Visited_20_Internet_20_Link"><text:span text:style-name="Internet_20_link">www.fsf.org</text:span></text:a></text:p>
      <text:h text:style-name="P34" text:outline-level="1"><text:bookmark-start text:name="__RefHeading__3272_1372004992"/>What are open standards?<text:bookmark-end text:name="__RefHeading__3272_1372004992"/></text:h>
      <text:p text:style-name="P8">Otevřené standardy umožňují dělat něco, co je nezávislé na výrobci nebo dodavateli, čímž umožňují konkurenčním softwarovým produktům volně používat stejné formáty souborů. Příkladem otevřených standardů pro dokumenty jsou HTML, XML a ODF.</text:p>
      <text:p text:style-name="P21">Otevřený standard musí splňovat následující požadavky:</text:p>
      <text:list xml:id="list105503915468829" text:continue-numbering="true" text:style-name="List_20_1">
        <text:list-item>
          <text:p text:style-name="P42">Je dobře zdokumentovaný úplnou specifikací, která je veřejně dostupná buď zdarma nebo za minimální poplatek.</text:p>
        </text:list-item>
        <text:list-item>
          <text:p text:style-name="P42">Je ho možné volně kopírovat, distribuovat a používat. Duševní vlastnictví související se standardem je neodvolatelně dostupné bezplatně.</text:p>
        </text:list-item>
        <text:list-item>
          <text:p text:style-name="P42">Standardizuje se a udržuje se na nezávislém otevřeném fóru (také nazývaném „organizace pro standardy“) pomocí otevřeného procesu.</text:p>
        </text:list-item>
      </text:list>
      <text:h text:style-name="P34" text:outline-level="1"><text:bookmark-start text:name="__RefHeading__182226_780470623"/>Co je OpenDocument?<text:bookmark-end text:name="__RefHeading__182226_780470623"/></text:h>
      <text:p text:style-name="P8">OpenDocument (ODF) is an XML-based file format for office documents (text documents, spreadsheets, drawings, presentations, and more), developed at OASIS (<text:a xlink:type="simple" xlink:href="https://www.oasis-open.org/" text:style-name="Internet_20_link" text:visited-style-name="Visited_20_Internet_20_Link"><text:span text:style-name="Internet_20_link">www.oasis-open.org</text:span></text:a>), an independent, international standards group. OpenDocument version 1.2 was adopted by the International Standards Organization and named ISO/IEC 26300:2015 standard<text:span text:style-name="T7"><text:note text:id="ftn1" text:note-class="footnote"><text:note-citation>1</text:note-citation><text:note-body><text:p text:style-name="P17"><text:a xlink:type="simple" xlink:href="https://www.iso.org/standard/66363.html" text:style-name="Internet_20_link" text:visited-style-name="Visited_20_Internet_20_Link"><text:span text:style-name="Internet_20_link">www.iso.org/standard/66363.html</text:span></text:a>, <text:a xlink:type="simple" xlink:href="https://www.iso.org/standard/66375.html" text:style-name="Internet_20_link" text:visited-style-name="Visited_20_Internet_20_Link"><text:span text:style-name="Internet_20_link">www.iso.org/standard/66375.html</text:span></text:a>, and <text:a xlink:type="simple" xlink:href="https://www.iso.org/standard/66376.html" text:style-name="Internet_20_link" text:visited-style-name="Visited_20_Internet_20_Link"><text:span text:style-name="Internet_20_link">www.iso.org/standard/66376.htm</text:span></text:a><text:a xlink:type="simple" xlink:href="https://www.iso.org/standard/66376.html" text:style-name="Internet_20_link" text:visited-style-name="Visited_20_Internet_20_Link">l</text:a></text:p></text:note-body></text:note></text:span>. In December 2019, ODF 1.3 was approved as a committee specification.</text:p>
      <text:p text:style-name="P8">Na rozdíl od podobných formátů je ODF (ISO/IEC 26300:2015) otevřeným standardem. Je veřejně dostupný jako veřejné vlastnictví, bez licenčních, patentových a dalších omezení. Proto ODF soubory nejsou vázány na žádný kancelářský balík a aplikace, které s ním dokáží pracovat, může vytvořit kdokoli. Z tohoto důvodu se ODF rychle stal preferovaným formátem ve státních správách, školách a dalších společnostech, které nechtějí být příliš závislé na jednom dodavateli softwaru.</text:p>
      <text:p text:style-name="P11"><text:soft-page-break/>LibreOffice 7.0 saves documents in ODF 1.3 Extended by default. LibreOffice can also open and save in earlier versions of the ODF standard, as well as many other file formats, as summarized below.</text:p>
      <text:p text:style-name="P6">For a full list of file formats that LibreOffice can read and write, see <text:a xlink:type="simple" xlink:href="https://en.wikipedia.org/wiki/LibreOffice#Supported_file_formats" text:style-name="Internet_20_link" text:visited-style-name="Visited_20_Internet_20_Link"><text:span text:style-name="Internet_20_link">https://en.wikipedia.org/wiki/LibreOffice#Supported_file_formats</text:span></text:a> </text:p>
      <text:h text:style-name="P38" text:outline-level="2"><text:bookmark-start text:name="__RefHeading__3274_1372004992"/>Přípony souborů formátu ODF<text:bookmark-end text:name="__RefHeading__3274_1372004992"/></text:h>
      <text:p text:style-name="P21">Nejčastěji používané přípony pro dokumenty formátu Open Document, jsou:</text:p>
      <text:p text:style-name="P27">*.odt pro textové dokumenty,</text:p>
      <text:p text:style-name="P27">*.ods pro tabulkové sešity,</text:p>
      <text:p text:style-name="P27">*.odp pro prezentace,</text:p>
      <text:p text:style-name="P27">*.odb pro databáze,</text:p>
      <text:p text:style-name="P27">*.odg pro grafiku (vektorová grafika),</text:p>
      <text:p text:style-name="P27">*.odc pro grafy,</text:p>
      <text:p text:style-name="P27">*.odf pro vzorce (vědecké vzorce a <text:s/>rovnice).</text:p>
      <text:h text:style-name="P34" text:outline-level="1"><text:bookmark-start text:name="__RefHeading__5835_1372004992"/>Formáty souborů, které LibreOffice dokáže otevírat<text:bookmark-end text:name="__RefHeading__5835_1372004992"/></text:h>
      <text:p text:style-name="P8">LibreOffice dokáže otevřít kromě souborů ve formátu ODF i soubory ve velkém množství dalších formátů, včetně formátu Portable Document Format (PDF).</text:p>
      <text:h text:style-name="P38" text:outline-level="2"><text:bookmark-start text:name="__RefHeading__182230_780470623"/>Otevírání <text:alphabetical-index-mark text:string-value="otevírání" text:key1="textové dokumenty"/>textových dokumentů<text:bookmark-end text:name="__RefHeading__182230_780470623"/></text:h>
      <text:p text:style-name="P21">Kromě souborů ve formátu ODF (.odt, .ott, .oth, .odm, a .fodt) dokáže Writer <text:alphabetical-index-mark text:string-value="importování souborů"/>otevírat soubory ve formátech používaných balíkem OpenOffice.org 1.x (.sxw, .stw, and .sxg), textové dokumenty ve formátech uvedených v následujícím seznamu, ale i další, již nepoužívané formáty:</text:p>
      <text:p text:style-name="P26">Microsoft Word 6.0/95/97/2000/XP/Mac) (.doc a .dot)<text:line-break/>Microsoft Word 2003 XML (.xml)<text:line-break/>Microsoft Word 2007/2010 XML (.docx, .docm, .dotx, .dotm)</text:p>
      <table:table table:name="Table1" table:style-name="Table1">
        <table:table-column table:style-name="Table1.A"/>
        <table:table-column table:style-name="Table1.B"/>
        <table:table-row table:style-name="TableLine105553295302656">
          <table:table-cell table:style-name="Table1.A1" office:value-type="string">
            <text:p text:style-name="P26">Microsoft WinWord 5 (.doc)</text:p>
          </table:table-cell>
          <table:table-cell table:style-name="Table1.A1" office:value-type="string">
            <text:p text:style-name="P26">Dokument WordPerfect (.wpd)</text:p>
          </table:table-cell>
        </table:table-row>
        <table:table-row table:style-name="TableLine105553295270400">
          <table:table-cell table:style-name="Table1.A1" office:value-type="string">
            <text:p text:style-name="P26">Microsoft Works (.wps)</text:p>
          </table:table-cell>
          <table:table-cell table:style-name="Table1.A1" office:value-type="string">
            <text:p text:style-name="P26">Lotus WordPro (.lwp)</text:p>
          </table:table-cell>
        </table:table-row>
        <table:table-row table:style-name="TableLine105553295270144">
          <table:table-cell table:style-name="Table1.A1" office:value-type="string">
            <text:p text:style-name="P26">Dokument Abiword (.abw, .zabw)</text:p>
          </table:table-cell>
          <table:table-cell table:style-name="Table1.A1" office:value-type="string">
            <text:p text:style-name="P26">Dokument ClarisWorks/Appleworks (.cwk)</text:p>
          </table:table-cell>
        </table:table-row>
        <table:table-row table:style-name="TableLine105553295273728">
          <table:table-cell table:style-name="Table1.A1" office:value-type="string">
            <text:p text:style-name="P24">Dokument MacWrite (.mw, .mcw)</text:p>
          </table:table-cell>
          <table:table-cell table:style-name="Table1.A1" office:value-type="string">
            <text:p text:style-name="P26">Formát Rich Text (.rtf)</text:p>
          </table:table-cell>
        </table:table-row>
        <table:table-row table:style-name="TableLine105553295275776">
          <table:table-cell table:style-name="Table1.A1" office:value-type="string">
            <text:p text:style-name="P26">Text CSV (.csv a .txt)</text:p>
          </table:table-cell>
          <table:table-cell table:style-name="Table1.A1" office:value-type="string">
            <text:p text:style-name="P26">Formáty StarWriter (.sdw, .sgl, .vor)</text:p>
          </table:table-cell>
        </table:table-row>
        <table:table-row table:style-name="TableLine105553295274752">
          <table:table-cell table:style-name="Table1.A1" office:value-type="string">
            <text:p text:style-name="P26">DocBook (.xml)</text:p>
          </table:table-cell>
          <table:table-cell table:style-name="Table1.A1" office:value-type="string">
            <text:p text:style-name="P26">Formát textu Unified Office (.uot, .uof)</text:p>
          </table:table-cell>
        </table:table-row>
        <table:table-row table:style-name="TableLine105553295181056">
          <table:table-cell table:style-name="Table1.A1" office:value-type="string">
            <text:p text:style-name="P25">Dokument T602 (.602, .txt)</text:p>
          </table:table-cell>
          <table:table-cell table:style-name="Table1.A1" office:value-type="string">
            <text:p text:style-name="P26">Hangul WP 97 (.hwp)</text:p>
          </table:table-cell>
        </table:table-row>
        <table:table-row table:style-name="TableLine105553295202048">
          <table:table-cell table:style-name="Table1.A1" office:value-type="string">
            <text:p text:style-name="P25">Apple Pages 4 (.pages)</text:p>
          </table:table-cell>
          <table:table-cell table:style-name="Table1.A1" office:value-type="string">
            <text:p text:style-name="P24">eBook (.pdb)</text:p>
          </table:table-cell>
        </table:table-row>
        <table:table-row table:style-name="TableLine105553295151360">
          <table:table-cell table:style-name="Table1.A1" office:value-type="string">
            <text:p text:style-name="P24">Dokument HTML (.htm, .html)</text:p>
          </table:table-cell>
          <table:table-cell table:style-name="Table1.A1" office:value-type="string">
            <text:p text:style-name="P24"/>
          </table:table-cell>
        </table:table-row>
        <table:table-row table:style-name="TableLine105553295513856">
          <table:table-cell table:style-name="Table1.A1" office:value-type="string">
            <text:p text:style-name="P27">… a mnoho dalších.</text:p>
          </table:table-cell>
          <table:table-cell table:style-name="Table1.A1" office:value-type="string">
            <text:p text:style-name="P27"/>
          </table:table-cell>
        </table:table-row>
      </table:table>
      <text:p text:style-name="P8">Většinu těchto typů LibreOffice automaticky rozpozná, proto je možné je otevírat bez ručního výběru typu dokumentu v dialogovém okně.</text:p>
      <text:p text:style-name="P8">Při otevírání souborů HTM nebo HTML (používaných jako webové stránky) LibreOffice přizpůsobí svůj modul Writer pro práci s těmito soubory.</text:p>
      <text:h text:style-name="P38" text:outline-level="2"><text:bookmark-start text:name="__RefHeading__182232_780470623"/><text:soft-page-break/>Otevírání <text:alphabetical-index-mark text:string-value="otevírání" text:key1="sešitů"/>tabulkových sešitů<text:bookmark-end text:name="__RefHeading__182232_780470623"/></text:h>
      <text:p text:style-name="P21">Kromě souborů ve formátu ODF (.ods, .ots a .fods) dokáže LibreOffice Calc otevřít i soubory ve formátech používaných kancelářským balíkem OpenOffice.org 1.x (.sxc a .stc) a následujících sešitů:</text:p>
      <text:p text:style-name="P27">Microsoft Excel 97/2000/XP (.xls, .xlw, a .xlt)<text:line-break/>Microsoft Excel 4.x–5.0/95 (.xls, .xlw, a .xlt)<text:line-break/>Microsoft Excel 97-2003 (.xml)<text:line-break/>Microsoft Excel 2007-365 (.xlsx, .xlsm, .xltx, .xltm)<text:line-break/>Microsoft Excel 2007-2010 binary (.xlsb)<text:line-break/>Lotus 1-2-3 (.wk1, .wks, a .123)<text:line-break/>Data Interchange Format (.dif)<text:line-break/>Rich Text Format (.rtf)<text:line-break/>Text CSV (.csv a .txt)<text:line-break/>Formáty StarCalc (.sdc a .vor)<text:line-break/>dBASE (.dbf)<text:line-break/>SYLK (.slk)<text:line-break/>Formát sešitu Unified Office (.uos, .uof)<text:line-break/>Dokument HTML (soubory .htm a .html, včetně webových dotazů)<text:line-break/>Quattro Pro 6.0 (.wb2)<text:line-break/>Apple Numbers 2 (.numbers)<text:line-break/>… a mnoho dalších.</text:p>
      <text:h text:style-name="P38" text:outline-level="2"><text:bookmark-start text:name="__RefHeading__182234_780470623"/>Otevírání <text:alphabetical-index-mark text:string-value="otevírání" text:key1="soubory s grafikou"/>prezentací<text:bookmark-end text:name="__RefHeading__182234_780470623"/></text:h>
      <text:p text:style-name="P21">Kromě souborů ve formátu ODF (.odp, .odg, .otp a .fopd) dokáže LibreOffice Impress otevřít i soubory ve formátech používaných kancelářským balíkem OpenOffice.org 1.x (.sxi a .sti) a následujících souborů s prezentacemi:</text:p>
      <text:p text:style-name="P27">Microsoft PowerPoint 97/2000/XP (.ppt a .pot)<text:line-break/>Microsoft PowerPoint 2007-365 (.pptx, .pptm, .potx, .potm)<text:line-break/>StarDraw and StarImpress (.sda, .sdd, .sdp, a .vor)<text:line-break/>Formát prezentace Unified Office (.uop, .uof)<text:line-break/>CGM – Computer Graphics Metafile (.cgm)<text:line-break/>Portable Document Format (.pdf)<text:line-break/>Apple Keynote 5 (.key)<text:line-break/>… a mnoho dalších.</text:p>
      <text:h text:style-name="P38" text:outline-level="2"><text:bookmark-start text:name="__RefHeading__182236_780470623"/>Otevírání <text:alphabetical-index-mark text:string-value="otevírání" text:key1="soubory s grafikou"/>grafických souborů<text:bookmark-end text:name="__RefHeading__182236_780470623"/></text:h>
      <text:p text:style-name="P8">Kromě souborů ve formátu ODF (.odg a .otg) dokáže LibreOffice Draw otevřít i soubory ve formátech používaných kancelářským balíkem OpenOffice.org 1.x (.sxd a .std) a soubory v následujících grafických formátech:</text:p>
      <text:p text:style-name="P27">Adobe Photoshop (*.psd)<text:line-break/>AutoCAD Interchange Format (*.dxf)<text:line-break/>Corel Draw (*.cdr)<text:line-break/>Corel Presentation Exchange (*.cmx)<text:line-break/>Microsoft Publisher 98-2010 (*.pub)<text:line-break/>Microsoft Visio 2000-2013 (*.vdx; *.vsd; *.vsdm; *.vsdx)<text:line-break/>WordPerfect Graphics (*.wpg)</text:p>
      <table:table table:name="Table5" table:style-name="Table5">
        <table:table-column table:style-name="Table5.A"/>
        <table:table-column table:style-name="Table5.B"/>
        <table:table-column table:style-name="Table5.C" table:number-columns-repeated="2"/>
        <table:table-column table:style-name="Table5.E"/>
        <table:table-row table:style-name="TableLine105553295521280">
          <table:table-cell table:style-name="Table5.A1" office:value-type="string">
            <text:p text:style-name="P23">BMP</text:p>
          </table:table-cell>
          <table:table-cell table:style-name="Table5.A1" office:value-type="string">
            <text:p text:style-name="P23">JPEG, JPG</text:p>
          </table:table-cell>
          <table:table-cell table:style-name="Table5.A1" office:value-type="string">
            <text:p text:style-name="P23">PCX</text:p>
          </table:table-cell>
          <table:table-cell table:style-name="Table5.A1" office:value-type="string">
            <text:p text:style-name="P23">RAS</text:p>
          </table:table-cell>
          <table:table-cell table:style-name="Table5.A1" office:value-type="string">
            <text:p text:style-name="P23">TGA</text:p>
          </table:table-cell>
        </table:table-row>
        <table:table-row table:style-name="TableLine105553295514880">
          <table:table-cell table:style-name="Table5.A1" office:value-type="string">
            <text:p text:style-name="P23">DXF</text:p>
          </table:table-cell>
          <table:table-cell table:style-name="Table5.A1" office:value-type="string">
            <text:p text:style-name="P23">MET</text:p>
          </table:table-cell>
          <table:table-cell table:style-name="Table5.A1" office:value-type="string">
            <text:p text:style-name="P23">PGM</text:p>
          </table:table-cell>
          <table:table-cell table:style-name="Table5.A1" office:value-type="string">
            <text:p text:style-name="P23">SDA</text:p>
          </table:table-cell>
          <table:table-cell table:style-name="Table5.A1" office:value-type="string">
            <text:p text:style-name="P23">TIF, TIFF</text:p>
          </table:table-cell>
        </table:table-row>
        <table:table-row table:style-name="TableLine105553295517440">
          <table:table-cell table:style-name="Table5.A1" office:value-type="string">
            <text:p text:style-name="P23">EMF</text:p>
          </table:table-cell>
          <table:table-cell table:style-name="Table5.A1" office:value-type="string">
            <text:p text:style-name="P23">PBM</text:p>
          </table:table-cell>
          <table:table-cell table:style-name="Table5.A1" office:value-type="string">
            <text:p text:style-name="P23">PNG</text:p>
          </table:table-cell>
          <table:table-cell table:style-name="Table5.A1" office:value-type="string">
            <text:p text:style-name="P23">SDD</text:p>
          </table:table-cell>
          <table:table-cell table:style-name="Table5.A1" office:value-type="string">
            <text:p text:style-name="P23">WMF</text:p>
          </table:table-cell>
        </table:table-row>
        <table:table-row table:style-name="TableLine105553295510784">
          <table:table-cell table:style-name="Table5.A1" office:value-type="string">
            <text:p text:style-name="P23">EPS</text:p>
          </table:table-cell>
          <table:table-cell table:style-name="Table5.A1" office:value-type="string">
            <text:p text:style-name="P23">PCD</text:p>
          </table:table-cell>
          <table:table-cell table:style-name="Table5.A1" office:value-type="string">
            <text:p text:style-name="P23">PPM</text:p>
          </table:table-cell>
          <table:table-cell table:style-name="Table5.A1" office:value-type="string">
            <text:p text:style-name="P23">SVG</text:p>
          </table:table-cell>
          <table:table-cell table:style-name="Table5.A1" office:value-type="string">
            <text:p text:style-name="P23">XBM</text:p>
          </table:table-cell>
        </table:table-row>
        <table:table-row table:style-name="Table5.5">
          <table:table-cell table:style-name="Table5.A1" office:value-type="string">
            <text:p text:style-name="P23">GIF</text:p>
          </table:table-cell>
          <table:table-cell table:style-name="Table5.A1" office:value-type="string">
            <text:p text:style-name="P23">PCT</text:p>
          </table:table-cell>
          <table:table-cell table:style-name="Table5.A1" office:value-type="string">
            <text:p text:style-name="P23">PSD</text:p>
          </table:table-cell>
          <table:table-cell table:style-name="Table5.A1" office:value-type="string">
            <text:p text:style-name="P23">SVM</text:p>
          </table:table-cell>
          <table:table-cell table:style-name="Table5.A1" office:value-type="string">
            <text:p text:style-name="P23">XPM</text:p>
          </table:table-cell>
        </table:table-row>
      </table:table>
      <text:h text:style-name="P38" text:outline-level="2"><text:bookmark-start text:name="__RefHeading__182238_780470623"/><text:soft-page-break/>Otevírání <text:alphabetical-index-mark text:string-value="soubory se vzorci, otevírání"/>souborů se vzorci<text:bookmark-end text:name="__RefHeading__182238_780470623"/></text:h>
      <text:p text:style-name="P8">Kromě souborů ve formátu ODF (.odf) dokáže LibreOffice Math otevřít i soubory ve formátu používaném kancelářským balíkem OpenOffice.org 1.x (.sxm) a soubory ve formátu StarMath, (.smf) a MathML (.mml).</text:p>
      <text:p text:style-name="P8">When opening a Word document that contains an embedded equation editor object, if the option <text:span text:style-name="Strong_20_Emphasis">MathType to LibreOffice Math or reverse</text:span> is checked in <text:span text:style-name="Strong_20_Emphasis">Tools &gt; Options &gt; Load/Save &gt; Microsoft Office</text:span>, the object will be automatically converted to a LibreOffice Math object.</text:p>
      <text:h text:style-name="P34" text:outline-level="1"><text:bookmark-start text:name="__RefHeading__182240_780470623"/>Formáty souborů, které LibreOffice dokáže zapisovat<text:bookmark-end text:name="__RefHeading__182240_780470623"/></text:h>
      <text:p text:style-name="P8">Uložení ve formátu ODF zaručuje správné zobrazení souboru po přenosu jiné osobě nebo při opětovném otevření pozdější verzí LibreOffice nebo jiným programem. Proto se velmi doporučuje používat ODF jako výchozí formát souborů. Pokud však chceme, můžeme soubory ukládat i do jiných formátů.</text:p>
      <text:list xml:id="list2141858107" text:style-name="Heading_20_Tip">
        <text:list-item>
          <text:p text:style-name="P41">Tip</text:p>
        </text:list-item>
      </text:list>
      <text:p text:style-name="P22">Při sdílení dokumentu, při kterém neočekáváme nebo nechceme jeho další úpravu, je doporučovaný způsob export dokumentu do formátu PDF. LibreOffice poskytuje přímý export do PDF. See Chapter 10, Printing, Exporting, Emailing, and Signing, in this guide.</text:p>
      <text:h text:style-name="P38" text:outline-level="2"><text:bookmark-start text:name="__RefHeading__182242_780470623"/>Ukládání textových dokumentů<text:bookmark-end text:name="__RefHeading__182242_780470623"/></text:h>
      <text:p text:style-name="P21">Kromě formátu souborů ODF (.odt, .ott a .fodt) podporuje LibreOffice Writer při ukládání tyto formáty:</text:p>
      <table:table table:name="Table6" table:style-name="Table6">
        <table:table-column table:style-name="Table6.A"/>
        <table:table-column table:style-name="Table6.B"/>
        <table:table-row table:style-name="TableLine105553295511808">
          <table:table-cell table:style-name="Table6.A1" office:value-type="string">
            <text:p text:style-name="P19">Office Open XML Text (.docx)</text:p>
          </table:table-cell>
          <table:table-cell table:style-name="Table6.A1" office:value-type="string">
            <text:p text:style-name="P29">Microsoft Word 2007–365 (.docx, .dotx)</text:p>
          </table:table-cell>
        </table:table-row>
        <table:table-row table:style-name="TableLine105553295059968">
          <table:table-cell table:style-name="Table6.A1" office:value-type="string">
            <text:p text:style-name="P19">Microsoft Word 97–2003 (.doc)</text:p>
          </table:table-cell>
          <table:table-cell table:style-name="Table6.A1" office:value-type="string">
            <text:p text:style-name="P28">Microsoft Word 2003 XML (.xml)</text:p>
          </table:table-cell>
        </table:table-row>
        <table:table-row table:style-name="TableLine105553295055360">
          <table:table-cell table:style-name="Table6.A1" office:value-type="string">
            <text:p text:style-name="P20">Formát Rich Text (.rtf)</text:p>
          </table:table-cell>
          <table:table-cell table:style-name="Table6.A1" office:value-type="string">
            <text:p text:style-name="P29">Text (.txt)</text:p>
          </table:table-cell>
        </table:table-row>
        <table:table-row table:style-name="TableLine105553295057664">
          <table:table-cell table:style-name="Table6.A1" office:value-type="string">
            <text:p text:style-name="P20">Kódovaný text (.txt)</text:p>
          </table:table-cell>
          <table:table-cell table:style-name="Table6.A1" office:value-type="string">
            <text:p text:style-name="P29">Formát textu Unified Office (.uot, .uof)</text:p>
          </table:table-cell>
        </table:table-row>
        <table:table-row table:style-name="TableLine105553295052544">
          <table:table-cell table:style-name="Table6.A1" office:value-type="string">
            <text:p text:style-name="P20">Dokument HTML (.html a .htm)</text:p>
          </table:table-cell>
          <table:table-cell table:style-name="Table6.A1" office:value-type="string">
            <text:p text:style-name="P29">DocBook (.xml)</text:p>
          </table:table-cell>
        </table:table-row>
      </table:table>
      <text:p text:style-name="P8">Podpora šifrování, která je součástí exportního filtru pro formát Microsoft Word 97/2000/XP, umožňuje ukládání souborů aplikace Microsoft Word s ochranou heslem.</text:p>
      <text:list xml:id="list105503982649811" text:continue-list="list3914420508" text:style-name="Heading_20_Note">
        <text:list-item>
          <text:p text:style-name="P39">Poznámka</text:p>
        </text:list-item>
      </text:list>
      <text:p text:style-name="P22">Formát .rtf je běžný formát pro přenos textu mezi aplikacemi, ale může při něm dojít ke ztrátě formátování a obrázků. Z tohoto důvodu je vhodnější použít jiné formáty.</text:p>
      <text:h text:style-name="P38" text:outline-level="2"><text:bookmark-start text:name="__RefHeading__182244_780470623"/>Ukládání tabulkových souborů<text:bookmark-end text:name="__RefHeading__182244_780470623"/></text:h>
      <text:p text:style-name="P21"><text:alphabetical-index-mark text:string-value="ukládání" text:key1="sešitů"/>In addition to OpenDocument formats (.ods, .ots, and .fods), Calc can save in these formats:</text:p>
      <table:table table:name="Table7" table:style-name="Table7">
        <table:table-column table:style-name="Table7.A"/>
        <table:table-column table:style-name="Table7.B"/>
        <table:table-row table:style-name="TableLine105553295050496">
          <table:table-cell table:style-name="Table7.A1" office:value-type="string">
            <text:p text:style-name="P20">Sešit Office Open XML (.xlsx)</text:p>
          </table:table-cell>
          <table:table-cell table:style-name="Table7.A1" office:value-type="string">
            <text:p text:style-name="P29">Data Interchange Format (.dif)</text:p>
          </table:table-cell>
        </table:table-row>
        <table:table-row table:style-name="TableLine105553295059456">
          <table:table-cell table:style-name="Table7.A1" office:value-type="string">
            <text:p text:style-name="P20">Microsoft Excel 2007–365 XML (.xlsx)</text:p>
          </table:table-cell>
          <table:table-cell table:style-name="Table7.A1" office:value-type="string">
            <text:p text:style-name="P29">dBase (.dbf)</text:p>
          </table:table-cell>
        </table:table-row>
        <table:table-row table:style-name="TableLine105553295055104">
          <table:table-cell table:style-name="Table7.A1" office:value-type="string">
            <text:p text:style-name="P20">Microsoft Excel 97–2003 (.xls a .xlw)</text:p>
          </table:table-cell>
          <table:table-cell table:style-name="Table7.A1" office:value-type="string">
            <text:p text:style-name="P29">SYLK (.slk)</text:p>
          </table:table-cell>
        </table:table-row>
        <table:table-row table:style-name="Table7.4">
          <table:table-cell table:style-name="Table7.A1" office:value-type="string">
            <text:p text:style-name="P20">Šablona Microsoft Excel 97–2003 (.xlt)</text:p>
          </table:table-cell>
          <table:table-cell table:style-name="Table7.A1" office:value-type="string">
            <text:p text:style-name="P29">Text CSV (.csv a .txt)</text:p>
          </table:table-cell>
        </table:table-row>
        <table:table-row table:style-name="TableLine105553295055872">
          <table:table-cell table:style-name="Table7.A1" office:value-type="string">
            <text:p text:style-name="P20">Microsoft Excel 2003 XML (.xml)</text:p>
          </table:table-cell>
          <table:table-cell table:style-name="Table7.A1" office:value-type="string">
            <text:p text:style-name="P29">Formát sešitu Unified Office (.uos)</text:p>
          </table:table-cell>
        </table:table-row>
        <table:table-row table:style-name="TableLine105553295061760">
          <table:table-cell table:style-name="Table7.A1" office:value-type="string">
            <text:p text:style-name="P20">HTML Document (Calc) (.html a .htm)</text:p>
          </table:table-cell>
          <table:table-cell table:style-name="Table7.A1" office:value-type="string">
            <text:p text:style-name="P18"/>
          </table:table-cell>
        </table:table-row>
      </table:table>
      <text:h text:style-name="P38" text:outline-level="2"><text:bookmark-start text:name="__RefHeading__182246_780470623"/><text:soft-page-break/>Ukládání prezentací<text:bookmark-end text:name="__RefHeading__182246_780470623"/></text:h>
      <text:p text:style-name="P21"><text:alphabetical-index-mark text:string-value="ukládání" text:key1="prezentace"/>Kromě formátu souborů ODF (.odp, .otp a .fodp a .odg) podporuje LibreOffice Writer při ukládání tyto formáty:</text:p>
      <text:p text:style-name="P27">Microsoft PowerPoint 2007–365 (.pptx, .potm)<text:line-break/>Microsoft PowerPoint 2007–365 AutoPlay (.ppsx)<text:line-break/>Microsoft PowerPoint 97–2003 (.ppt)<text:line-break/>Microsoft PowerPoint 97–2003 Template (.pot)<text:line-break/>Microsoft PowerPoint 97–2003 AutoPlay (.pps)<text:line-break/>Prezentace Office Open XML (.pptx, .potm, .ppsx)<text:line-break/>Formát prezentace Unified Office (.uop)</text:p>
      <text:p text:style-name="P10">Impress can also export to any of the graphics formats listed for Draw.</text:p>
      <text:h text:style-name="P38" text:outline-level="2"><text:bookmark-start text:name="__RefHeading__182248_780470623"/>Ukládání kreseb<text:bookmark-end text:name="__RefHeading__182248_780470623"/></text:h>
      <text:p text:style-name="P8"><text:alphabetical-index-mark text:string-value="ukládání" text:key1="soubory s grafikou"/>Draw při ukládání podporuje formát Open Document Drawing (.odg, .otg, a .fodg).</text:p>
      <text:p text:style-name="P10">Draw can export to any of the following graphics formats: BMP, EMF, EPS, GIF, JPEG, PNG, SVG, TIFF, and WMF.</text:p>
      <text:list xml:id="list105504116501511" text:continue-numbering="true" text:style-name="Heading_20_Note">
        <text:list-item>
          <text:p text:style-name="P40">Poznámka</text:p>
        </text:list-item>
      </text:list>
      <text:p text:style-name="Text_20_Note">Adobe [Macromedia] Flash (.swf) export has been removed from LibreOffice 7.0. Flash Player reached end-of-life in December 2020.</text:p>
      <text:h text:style-name="P38" text:outline-level="2"><text:bookmark-start text:name="__RefHeading__182250_780470623"/>Saving Writer/Web documents<text:bookmark-end text:name="__RefHeading__182250_780470623"/></text:h>
      <text:p text:style-name="P9">Writer/Web can save to these formats:</text:p>
      <text:p text:style-name="Text_20_body_20_indent">Dokument HTML (.html a .htm), jako HTML 4.0 Transitional<text:line-break/>Text a kódovaný text (LibreOffice Writer/Web) (.txt)</text:p>
      <text:h text:style-name="P34" text:outline-level="1"><text:bookmark-start text:name="__RefHeading__184177_780470623"/>Export do jiných formátů<text:bookmark-end text:name="__RefHeading__184177_780470623"/></text:h>
      <text:p text:style-name="P8">Na rozdíl od příkazu „Uložit jako“ používá LibreOffice termín „export“ k vytvoření nového souboru s jiným formátem, aniž by opustil aktuální obsah a formát souboru. Pokud nenajdeme typ souboru v dialogovém okně „Uložit jako“, je třeba se podívat na další typy v dialogovém okně „Export“.</text:p>
      <text:p text:style-name="P7">PDF is the well-known export format since OpenOffice.org 1.5 and EPUB is a new format for export since LibreOffice 6.0. See Chapter 10, Printing, Exporting, E-mailing, and Signing Documents, for more information about exporting to those formats.</text:p>
      <text:p text:style-name="P10">LibreOffice can also export files to HTML and XHTML. In addition, Draw and Impress can export to a range of image formats.</text:p>
      <text:p text:style-name="P8"><text:bookmark-start text:name="__RefHeading__5648_15665686441"/>Pokud chceme exportovat do jednoho z těchto formátů, použijeme položku hlavní nabídky <text:span text:style-name="Strong_20_Emphasis">Soubor &gt; Exportovat</text:span>. On the Export dialog, specify a file name for the exported document, then select the desired format in the file format list and click the <text:span text:style-name="Strong_20_Emphasis">Export</text:span> or <text:span text:style-name="Strong_20_Emphasis">Save</text:span> button as appropriate.<text:bookmark-end text:name="__RefHeading__5648_15665686441"/></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2">
  <office:font-face-decls>
    <style:font-face style:name="OpenSymbol1" svg:font-family="OpenSymbol" style:font-charset="x-symbol"/>
    <style:font-face style:name="OpenSymbol" svg:font-family="OpenSymbol" style:font-adornments="Regular" style:font-charset="x-symbol"/>
    <style:font-face style:name="OpenSymbol2" svg:font-family="OpenSymbol"/>
    <style:font-face style:name="StarSymbol" svg:font-family="Star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styles>
    <draw:gradient draw:name="Sunburst" draw:style="radial" draw:cx="30%" draw:cy="30%" draw:start-color="#800000" draw:end-color="#ffff00" draw:start-intensity="100%" draw:end-intensity="100%" draw:border="20%"/>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4"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fo:color="#18a303" loext:opacity="100%" style:font-name="Liberation Sans"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4" fo:font-family="'Liberation Sans'" style:font-style-name="Regular" style:font-family-generic="swiss" style:font-pitch="variable" fo:font-size="11pt" style:font-size-asian="10.5pt"/>
    </style:style>
    <style:style style:name="List" style:family="paragraph" style:parent-style-name="Text_20_body" style:next-style-name="List_20_Contents"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4" fo:font-family="'Liberation Sans'" style:font-style-name="Regular" style:font-family-generic="swiss" style:font-pitch="variable" fo:font-size="11pt" style:font-size-asian="10.5pt"/>
    </style:style>
    <style:style style:name="Guide_20_Name" style:display-name="Guide Name" style:family="paragraph" style:parent-style-name="Heading" style:next-style-name="Title" style:master-page-name="">
      <style:paragraph-properties fo:margin-top="3.5cm" fo:margin-bottom="0.101cm" loext:contextual-spacing="false" fo:text-align="center" style:justify-single-word="false" fo:orphans="2" fo:widows="2" style:page-number="auto"/>
      <style:text-properties style:font-name="Liberation Sans4" fo:font-family="'Liberation Sans'" style:font-style-name="Regular" style:font-family-generic="swiss" style:font-pitch="variable" fo:font-size="24pt" style:font-size-asian="10.5pt"/>
    </style:style>
    <style:style style:name="Title" style:family="paragraph" style:parent-style-name="Heading" style:next-style-name="Subtitle" style:class="chapter" style:master-page-name="">
      <style:paragraph-properties fo:margin-top="3.81cm" fo:margin-bottom="0.33cm" loext:contextual-spacing="false" fo:text-align="start" style:justify-single-word="false" style:page-number="auto" fo:keep-with-next="always"/>
      <style:text-properties fo:color="#000000" loext:opacity="1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loext:opacity="0%" style:font-name="Liberation Sans3"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loext:contextual-spacing="false" fo:orphans="2" fo:widows="2" fo:text-indent="0cm" style:auto-text-indent="false" style:page-number="auto" text:number-lines="false" text:line-number="0"/>
      <style:text-properties style:font-name="Liberation Sans4"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top="0.3cm" fo:margin-bottom="0cm" loext:contextual-spacing="false" style:page-number="auto" fo:background-color="#d9e7e2"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parent-style-name="Text_20_body" style:master-page-name="">
      <style:paragraph-properties fo:margin-left="1cm" fo:margin-right="1cm" fo:margin-top="0cm" fo:margin-bottom="0.3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cdd5e8" draw:fill-gradient-name="Sunburst" draw:gradient-step-count="0" draw:opacity="100%"/>
      <style:paragraph-properties fo:margin-top="0.3cm" fo:margin-bottom="0cm" loext:contextual-spacing="false" style:page-number="auto" fo:background-color="#cdd5e8" fo:padding="0.049cm" fo:border="none" fo:keep-with-next="always" style:writing-mode="page">
        <style:tab-stops/>
      </style:paragraph-properties>
      <style:text-properties style:font-name="Liberation Sans3"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Text_20_body" style:next-style-name="Text_20_Note" style:list-style-name="Heading_20_Caution" style:master-page-name="">
      <loext:graphic-properties draw:fill="solid" draw:fill-color="#f9eedc" draw:opacity="100%"/>
      <style:paragraph-properties fo:margin-top="0.3cm" fo:margin-bottom="0cm" loext:contextual-spacing="false" style:page-number="auto" fo:background-color="#f9eedc" fo:keep-with-next="always" style:writing-mode="page"/>
      <style:text-properties fo:color="#000000" loext:opacity="100%" style:font-name="Liberation Sans3"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parent-style-name="List_20_Contents" style:default-outline-level="" style:list-style-name="Numbering_20_1" style:class="list" style:master-page-name="">
      <style:paragraph-properties fo:margin-left="1.3cm" fo:margin-right="0cm" fo:margin-top="0cm" fo:margin-bottom="0.15cm" loext:contextual-spacing="false" fo:orphans="2" fo:widows="2" fo:text-indent="-0.3cm" style:auto-text-indent="false" style:page-number="auto" style:shadow="none">
        <style:tab-stops/>
      </style:paragraph-properties>
      <style:text-properties style:font-name="Liberation Sans4"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0.3cm" fo:margin-right="0cm" fo:margin-top="0cm" fo:margin-bottom="0cm" loext: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style:font-name="Liberation Sans1"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parent-style-name="List_20_Contents" style:list-style-name="Numbering_20_2" style:class="list" style:master-page-name="">
      <style:paragraph-properties fo:margin-left="1.91cm" fo:margin-right="0cm" fo:margin-top="0cm" fo:margin-bottom="0.15cm" loext:contextual-spacing="false" fo:orphans="2" fo:widows="2" fo:text-indent="-0.64cm" style:auto-text-indent="false" style:page-number="auto" fo:padding="0.049cm" fo:border="none" text:number-lines="true" text:line-number="0" style:snap-to-layout-grid="false" style:join-border="false">
        <style:tab-stops/>
      </style:paragraph-properties>
      <style:text-properties style:font-name="Liberation Sans4" fo:font-family="'Liberation Sans'" style:font-style-name="Regular" style:font-family-generic="swiss" style:font-pitch="variable" fo:font-size="11pt" style:font-size-asian="10.5pt"/>
    </style:style>
    <style:style style:name="Numbering_20_3" style:display-name="Numbering 3" style:family="paragraph" style:parent-style-name="List_20_Contents" style:list-style-name="Numbering_20_3" style:class="list" style:master-page-name="">
      <style:paragraph-properties fo:margin-left="2.6cm" fo:margin-right="0cm" fo:margin-top="0cm" fo:margin-bottom="0.15cm" loext:contextual-spacing="false" fo:orphans="2" fo:widows="2" fo:text-indent="-0.3cm" style:auto-text-indent="false" style:page-number="auto">
        <style:tab-stops>
          <style:tab-stop style:position="2.54cm"/>
        </style:tab-stops>
      </style:paragraph-properties>
      <style:text-properties style:font-name="Liberation Sans4" fo:font-family="'Liberation Sans'" style:font-style-name="Regular" style:font-family-generic="swiss" style:font-pitch="variable"/>
    </style:style>
    <style:style style:name="List_20_1" style:display-name="List 1" style:family="paragraph" style:parent-style-name="List_20_Contents" style:list-style-name="List_20_1" style:class="list" style:master-page-name="">
      <style:paragraph-properties fo:margin-left="1.27cm" fo:margin-right="0cm" fo:margin-top="0cm" fo:margin-bottom="0.15cm" loext:contextual-spacing="false" fo:line-height="100%" fo:text-align="start" style:justify-single-word="false" fo:orphans="2" fo:widows="2" fo:text-indent="-0.63cm" style:auto-text-indent="false" style:page-number="auto" fo:padding="0.049cm" fo:border="none">
        <style:tab-stops/>
      </style:paragraph-properties>
      <style:text-properties style:font-name="Liberation Sans4" fo:font-family="'Liberation Sans'" style:font-style-name="Regular" style:font-family-generic="swiss" style:font-pitch="variable" fo:font-size="11pt" style:font-size-asian="10.5pt"/>
    </style:style>
    <style:style style:name="List_20_2" style:display-name="List 2" style:family="paragraph" style:parent-style-name="List_20_Contents" style:list-style-name="List_20_2" style:class="list" style:master-page-name="">
      <style:paragraph-properties fo:margin-top="0cm" fo:margin-bottom="0.15cm" loext:contextual-spacing="false" fo:orphans="2" fo:widows="2"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loext:contextual-spacing="false" fo:text-indent="0cm" style:auto-text-indent="false" fo:background-color="#eeeeee"/>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de_20_End" style:display-name="Code End" style:family="paragraph" style:parent-style-name="Code" style:next-style-name="Text_20_body">
      <style:paragraph-properties fo:margin-top="0cm" fo:margin-bottom="0.199cm" loext:contextual-spacing="false"/>
    </style:style>
    <style:style style:name="Numbering_20_2_20_Cont." style:display-name="Numbering 2 Cont." style:family="paragraph" style:parent-style-name="List" style:class="list">
      <style:paragraph-properties fo:margin-left="1.27cm" fo:margin-right="0cm" fo:margin-top="0cm" fo:margin-bottom="0.212cm" loext:contextual-spacing="false" fo:text-indent="0cm" style:auto-text-indent="false"/>
    </style:style>
    <style:style style:name="List_20_Contents" style:display-name="List Contents" style:family="paragraph" style:parent-style-name="Standard" style:class="html" style:master-page-name="">
      <style:paragraph-properties style:page-number="auto">
        <style:tab-stops/>
      </style:paragraph-properties>
    </style:style>
    <style:style style:name="Numbering_20_Symbols" style:display-name="Numbering Symbols" style:family="text">
      <style:text-properties style:font-name="Liberation Sans4" fo:font-family="'Liberation Sans'" style:font-style-name="Regular" style:font-family-generic="swiss" style:font-pitch="variable"/>
    </style:style>
    <style:style style:name="Code" style:family="text">
      <style:text-properties style:font-name="Liberation Mono" fo:font-family="'Liberation Mono'" style:font-style-name="Regular" style:font-family-generic="modern" style:font-pitch="fixed" fo:font-size="11pt" fo:background-color="#eeeeee" style:font-size-asian="10.5pt"/>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4" fo:font-family="'Liberation Sans'" style:font-style-name="Regular" style:font-family-generic="swiss" style:font-pitch="variable"/>
    </style:style>
    <style:style style:name="Bullet_20_Symbols" style:display-name="Bullet Symbols" style:family="text">
      <style:text-properties style:font-name="OpenSymbol2" fo:font-family="OpenSymbol" style:font-name-asian="OpenSymbol2" style:font-family-asian="OpenSymbol" style:font-name-complex="OpenSymbol2" style:font-family-complex="OpenSymbol"/>
    </style:style>
    <style:style style:name="Strong_20_Emphasis" style:display-name="Strong Emphasis" style:family="text">
      <style:text-properties style:font-name="Liberation Sans4" fo:font-family="'Liberation Sans'" style:font-style-name="Regular" style:font-family-generic="swiss" style:font-pitch="variable" fo:font-weight="bold"/>
    </style:style>
    <style:style style:name="Visited_20_Internet_20_Link" style:display-name="Visited Internet Link" style:family="text">
      <style:text-properties fo:color="#800000" loext:opacity="1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2" fo:font-family="'Liberation Sans'" style:font-style-name="Italic" style:font-family-generic="swiss" style:font-pitch="variable" fo:font-size="10.5pt" fo:font-style="italic" fo:background-color="transparent" style:font-style-asian="italic" style:font-weight-asian="normal" style:font-style-complex="italic" loext:padding="0cm" loext:border="none"/>
    </style:style>
    <style:style style:name="Caption_20_characters" style:display-name="Caption characters" style:family="text">
      <style:text-properties style:font-name="Liberation Sans4" fo:font-family="'Liberation Sans'" style:font-style-name="Regular" style:font-family-generic="swiss" style:font-pitch="variable"/>
    </style:style>
    <style:style style:name="Emphasis" style:family="text">
      <style:text-properties style:font-name="Liberation Sans2" fo:font-family="'Liberation Sans'" style:font-style-name="Italic" style:font-family-generic="swiss" style:font-pitch="variable" fo:font-style="italic" style:font-style-asian="italic" style:font-style-complex="italic"/>
    </style:style>
    <style:style style:name="Bullet_20_Symbols_20__28_user_29_" style:display-name="Bullet Symbols (user)" style:family="text">
      <style:text-properties style:font-name="Liberation Sans4" fo:font-family="'Liberation Sans'" style:font-style-name="Regular" style:font-family-generic="swiss" style:font-pitch="variable"/>
    </style:style>
    <style:style style:name="Footnote_20_anchor" style:display-name="Footnote anchor" style:family="text">
      <style:text-properties style:text-position="super 58%" style:font-name="Liberation Sans4" fo:font-family="'Liberation Sans'" style:font-style-name="Regular" style:font-family-generic="swiss" style:font-pitch="variable"/>
    </style:style>
    <style:style style:name="Definition" style:family="text">
      <style:text-properties style:font-name="Liberation Sans4" fo:font-family="'Liberation Sans'" style:font-style-name="Regular" style:font-family-generic="swiss" style:font-pitch="variable" fo:font-size="11pt"/>
    </style:style>
    <style:style style:name="Drop_20_Caps" style:display-name="Drop Caps" style:family="text"/>
    <style:style style:name="Endnote_20_anchor" style:display-name="Endnote anchor" style:family="text">
      <style:text-properties style:text-position="super 58%" style:font-name="Liberation Sans4" fo:font-family="'Liberation Sans'" style:font-style-name="Regular" style:font-family-generic="swiss" style:font-pitch="variable"/>
    </style:style>
    <style:style style:name="Endnote_20_Symbol" style:display-name="Endnote Symbol" style:family="text">
      <style:text-properties style:font-name="Liberation Sans4" fo:font-family="'Liberation Sans'" style:font-style-name="Regular" style:font-family-generic="swiss" style:font-pitch="variable"/>
    </style:style>
    <style:style style:name="Footnote_20_Symbol" style:display-name="Footnote Symbol" style:family="text">
      <style:text-properties style:font-name="Liberation Sans4" fo:font-family="'Liberation Sans'" style:font-style-name="Regular" style:font-family-generic="swiss" style:font-pitch="variable"/>
    </style:style>
    <style:style style:name="Main_20_index_20_entry" style:display-name="Main index entry" style:family="text">
      <style:text-properties style:font-name="Liberation Sans3" fo:font-family="'Liberation Sans'" style:font-style-name="Bold" style:font-family-generic="swiss" style:font-pitch="variable" fo:font-weight="bold" style:font-weight-asian="bold" style:font-weight-complex="bold"/>
    </style:style>
    <style:style style:name="Page_20_Number" style:display-name="Page Number" style:family="text">
      <style:text-properties style:font-name="Liberation Sans4" fo:font-family="'Liberation Sans'" style:font-style-name="Regular" style:font-family-generic="swiss" style:font-pitch="variable"/>
    </style:style>
    <style:style style:name="Vertical_20_Numbering_20_Symbols" style:display-name="Vertical Numbering Symbols" style:family="text">
      <style:text-properties style:font-name="Liberation Sans4" fo:font-family="'Liberation Sans'" style:font-style-name="Regular" style:font-family-generic="swiss" style:font-pitch="variable" style:text-rotation-angle="90" style:text-rotation-scale="line-height"/>
    </style:style>
    <style:style style:name="Citation" style:family="text">
      <style:text-properties style:font-name="Liberation Sans2" fo:font-family="'Liberation Sans'" style:font-style-name="Italic" style:font-family-generic="swiss" style:font-pitch="variable" fo:font-style="italic" style:font-style-asian="italic" style:font-style-complex="italic"/>
    </style:style>
    <style:style style:name="Line_20_numbering" style:display-name="Line numbering" style:family="text">
      <style:text-properties style:font-name="Liberation Sans4" fo:font-family="'Liberation Sans'" style:font-style-name="Regular" style:font-family-generic="swiss" style:font-pitch="variable"/>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3cm" fo:text-indent="-0.66cm" fo:margin-left="1.3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2"/>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4cm" fo:text-indent="-0.499cm" fo:margin-left="1.9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listtab" fo:text-indent="-0.57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fo:text-indent="-0.6cm" fo:margin-left="1.9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fo:text-align="end">
          <style:list-level-label-alignment text:label-followed-by="listtab" text:list-tab-stop-position="1.27cm" fo:text-indent="-1.9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0FE0000036900000369F227B11B8E0377E0.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6A0000036900000369BC9953444F91629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4E00000369000003695ACD3091A068412A.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9">
      <number:year number:style="long"/>
    </number:date-style>
    <number:date-style style:name="N10121" number:language="en" number:country="US" number:title="User-defined">
      <number:year number:style="long"/>
    </number:date-styl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usage="mirrored">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499cm" fo:margin-bottom="2cm" fo:margin-left="3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1">Exporting to other formats</text:chapter> | <text:page-number text:select-page="current">9</text:page-number></text:p>
      </style:footer>
      <style:footer-left>
        <text:p text:style-name="Footer"><text:page-number text:select-page="current">8</text:page-number><text:s/>| <text:title>Appendix B Open Source, Open Standards, OpenDocument</text:title></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Appendix B Open Source, Open Standards, OpenDocument</text:title><text:s/>| <text:page-number text:select-page="current">3</text:page-number></text:p>
      </style:footer>
      <style:footer-left>
        <text:p text:style-name="Footer"><text:page-number text:select-page="current">0</text:page-number>| <text:title>Appendix B Open Source, Open Standards, OpenDocument</text:title></text:p>
      </style:footer-left>
      <loext:footer-first>
        <text:p text:style-name="MP2"><text:span text:style-name="MT1">Dokumentace LibreOffice je dostupná na stránce </text:span><text:span text:style-name="MT2"/><text:a xlink:type="simple" xlink:href="http://documentation.libreoffice.org/en/" text:style-name="Internet_20_link" text:visited-style-name="Visited_20_Internet_20_Link"><text:span text:style-name="Internet_20_link"><text:span text:style-name="MT3">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2">
  <office:meta>
    <meta:creation-date>2020-10-09T18:22:40.660539533</meta:creation-date>
    <meta:editing-duration>P0D</meta:editing-duration>
    <meta:editing-cycles>1</meta:editing-cycles>
    <meta:generator>LibreOffice/7.0.4.2$MacOSX_X86_64 LibreOffice_project/dcf040e67528d9187c66b2379df5ea4407429775</meta:generator>
    <dc:title>Appendix B Open Source, Open Standards, OpenDocument</dc:title>
    <meta:document-statistic meta:table-count="7" meta:image-count="1" meta:object-count="0" meta:page-count="9" meta:paragraph-count="233" meta:word-count="2532" meta:character-count="16715" meta:non-whitespace-character-count="14425"/>
    <meta:user-defined meta:name="Guide Name">Getting Started Guide</meta:user-defined>
    <meta:user-defined meta:name="LibreOffive Version">7.0</meta:user-defined>
    <meta:template xlink:type="simple" xlink:actuate="onRequest" xlink:title="LibreOffice_7.x_Template" xlink:href="../../../Library/Application%20Support/LibreOffice/4/user/template/LiibreOffice/LibreOffice_7.x_Template.ott" meta:date="2020-10-09T18:22:40.214163843"/>
  </office:meta>
</office:document-meta>
</file>